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entury Gothic" svg:font-family="Century Gothic" style:font-family-generic="swiss" style:font-pitch="variable" svg:panose-1="2 11 5 2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293in"/>
    </style:style>
    <style:style style:name="Table1" style:family="table" style:master-page-name="MP0">
      <style:table-properties style:width="6.293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  <style:text-properties style:font-name="Century Gothic" fo:font-weight="bold" style:font-weight-asian="bold" style:font-weight-complex="bold"/>
    </style:style>
    <style:style style:name="P7" style:parent-style-name="Normal" style:family="paragraph">
      <style:text-properties style:font-name="Century Gothic"/>
    </style:style>
    <style:style style:name="P8" style:parent-style-name="Normal" style:family="paragraph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font-name="Century Gothic" fo:color="#000000" style:text-underline-type="single" style:text-underline-style="solid" style:text-underline-width="auto" style:text-underline-mode="continuous"/>
    </style:style>
    <style:style style:name="TableColumn12" style:family="table-column">
      <style:table-column-properties style:column-width="1.1194in"/>
    </style:style>
    <style:style style:name="TableColumn13" style:family="table-column">
      <style:table-column-properties style:column-width="0.6937in"/>
    </style:style>
    <style:style style:name="TableColumn14" style:family="table-column">
      <style:table-column-properties style:column-width="0.6895in"/>
    </style:style>
    <style:style style:name="TableColumn15" style:family="table-column">
      <style:table-column-properties style:column-width="0.6944in"/>
    </style:style>
    <style:style style:name="TableColumn16" style:family="table-column">
      <style:table-column-properties style:column-width="0.6888in"/>
    </style:style>
    <style:style style:name="TableColumn17" style:family="table-column">
      <style:table-column-properties style:column-width="0.6888in"/>
    </style:style>
    <style:style style:name="Table11" style:family="table">
      <style:table-properties style:width="4.575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Century Gothic" fo:color="#000000" style:text-underline-type="single" style:text-underline-style="solid" style:text-underline-width="auto" style:text-underline-mode="continuous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style:font-name="Century Gothic" fo:font-weight="bold" style:font-weight-asian="bold" style:font-weight-complex="bold" fo:color="#000000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style:font-name="Century Gothic" fo:font-weight="bold" style:font-weight-asian="bold" style:font-weight-complex="bold" fo:color="#000000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style:font-name="Century Gothic" fo:font-weight="bold" style:font-weight-asian="bold" style:font-weight-complex="bold" fo:color="#000000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style:font-name="Century Gothic" fo:font-weight="bold" style:font-weight-asian="bold" style:font-weight-complex="bold" fo:color="#000000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style:font-name="Century Gothic" fo:font-weight="bold" style:font-weight-asian="bold" style:font-weight-complex="bold" fo:color="#000000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color="#000000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entury Gothic" fo:color="#000000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Century Gothic" fo:color="#000000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Century Gothic" fo:color="#000000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Century Gothic" fo:color="#000000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Century Gothic" fo:color="#000000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47" style:parent-style-name="MachineàécrireHTML" style:family="text">
      <style:text-properties style:font-name="Century Gothic" style:font-name-complex="Times New Roman" fo:color="#000000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entury Gothic" fo:color="#000000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Century Gothic" fo:color="#000000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entury Gothic" fo:color="#000000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entury Gothic" fo:color="#000000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entury Gothic" fo:color="#000000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MachineàécrireHTML" style:family="text">
      <style:text-properties style:font-name="Century Gothic" style:font-name-complex="Times New Roman" fo:color="#000000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Century Gothic" fo:color="#0070C0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75" style:parent-style-name="MachineàécrireHTML" style:family="text">
      <style:text-properties style:font-name="Century Gothic" style:font-name-complex="Times New Roman" fo:color="#000000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Century Gothic" fo:color="#0070C0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89" style:parent-style-name="MachineàécrireHTML" style:family="text">
      <style:text-properties style:font-name="Century Gothic" style:font-name-complex="Times New Roman" fo:color="#000000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Century Gothic" fo:color="#0070C0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103" style:parent-style-name="MachineàécrireHTML" style:family="text">
      <style:text-properties style:font-name="Century Gothic" style:font-name-complex="Times New Roman" fo:color="#000000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Century Gothic" fo:color="#0070C0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117" style:parent-style-name="MachineàécrireHTML" style:family="text">
      <style:text-properties style:font-name="Century Gothic" style:font-name-complex="Times New Roman" fo:color="#000000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Century Gothic" fo:color="#0070C0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131" style:parent-style-name="MachineàécrireHTML" style:family="text">
      <style:text-properties style:font-name="Century Gothic" style:font-name-complex="Times New Roman" fo:color="#000000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Century Gothic" fo:color="#0070C0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145" style:parent-style-name="MachineàécrireHTML" style:family="text">
      <style:text-properties style:font-name="Century Gothic" style:font-name-complex="Times New Roman" fo:color="#000000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Century Gothic" fo:color="#0070C0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159" style:parent-style-name="MachineàécrireHTML" style:family="text">
      <style:text-properties style:font-name="Century Gothic" style:font-name-complex="Times New Roman" fo:color="#000000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style:font-name="Century Gothic" fo:color="#0070C0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173" style:parent-style-name="MachineàécrireHTML" style:family="text">
      <style:text-properties style:font-name="Century Gothic" style:font-name-complex="Times New Roman" fo:color="#000000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Century Gothic" fo:color="#0070C0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187" style:parent-style-name="MachineàécrireHTML" style:family="text">
      <style:text-properties style:font-name="Century Gothic" style:font-name-complex="Times New Roman" fo:color="#000000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Century Gothic" fo:color="#0070C0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Century Gothic" fo:color="#0070C0"/>
    </style:style>
    <style:style style:name="P198" style:parent-style-name="Normal" style:family="paragraph">
      <style:text-properties style:font-name="Century Gothic" fo:color="#000000" style:text-underline-type="single" style:text-underline-style="solid" style:text-underline-width="auto" style:text-underline-mode="continuous"/>
    </style:style>
    <style:style style:name="TableColumn200" style:family="table-column">
      <style:table-column-properties style:column-width="2.0527in"/>
    </style:style>
    <style:style style:name="Table199" style:family="table">
      <style:table-properties style:width="2.0527in" fo:margin-left="0in" table:align="left"/>
    </style:style>
    <style:style style:name="TableRow201" style:family="table-row">
      <style:table-row-properties style:min-row-height="2.1694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 fo:background-color="#FFFFFF"/>
    </style:style>
    <style:style style:name="T204" style:parent-style-name="Policepardéfaut" style:family="text">
      <style:text-properties style:font-name="Century Gothic" style:font-name-asian="Times New Roman" style:font-name-complex="Courier New" fo:color="#8000FF" fo:font-size="10pt" style:font-size-asian="10pt" style:font-size-complex="10pt" style:language-asian="fr" style:country-asian="FR"/>
    </style:style>
    <style:style style:name="T205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0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07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0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209" style:parent-style-name="Normal" style:family="paragraph">
      <style:paragraph-properties fo:margin-bottom="0in" fo:line-height="100%" fo:background-color="#FFFFFF"/>
    </style:style>
    <style:style style:name="T210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11" style:parent-style-name="Policepardéfaut" style:family="text">
      <style:text-properties style:font-name="Century Gothic" style:font-name-asian="Times New Roman" style:font-name-complex="Courier New" fo:color="#8000FF" fo:font-size="10pt" style:font-size-asian="10pt" style:font-size-complex="10pt" style:language-asian="fr" style:country-asian="FR"/>
    </style:style>
    <style:style style:name="T212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1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14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15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21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217" style:parent-style-name="Normal" style:family="paragraph">
      <style:paragraph-properties fo:margin-bottom="0in" fo:line-height="100%" fo:background-color="#FFFFFF"/>
    </style:style>
    <style:style style:name="T218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19" style:parent-style-name="Policepardéfaut" style:family="text">
      <style:text-properties style:font-name="Century Gothic" style:font-name-asian="Times New Roman" style:font-name-complex="Courier New" fo:color="#8000FF" fo:font-size="10pt" style:font-size-asian="10pt" style:font-size-complex="10pt" style:language-asian="fr" style:country-asian="FR"/>
    </style:style>
    <style:style style:name="T220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21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22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23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224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225" style:parent-style-name="Normal" style:family="paragraph">
      <style:paragraph-properties fo:margin-bottom="0in" fo:line-height="100%" fo:background-color="#FFFFFF"/>
    </style:style>
    <style:style style:name="T226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27" style:parent-style-name="Policepardéfaut" style:family="text">
      <style:text-properties style:font-name="Century Gothic" style:font-name-asian="Times New Roman" style:font-name-complex="Courier New" fo:color="#8000FF" fo:font-size="10pt" style:font-size-asian="10pt" style:font-size-complex="10pt" style:language-asian="fr" style:country-asian="FR"/>
    </style:style>
    <style:style style:name="T228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29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30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31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232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233" style:parent-style-name="Normal" style:family="paragraph">
      <style:paragraph-properties fo:margin-bottom="0in" fo:line-height="100%" fo:background-color="#FFFFFF"/>
    </style:style>
    <style:style style:name="T234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35" style:parent-style-name="Policepardéfaut" style:family="text">
      <style:text-properties style:font-name="Century Gothic" style:font-name-asian="Times New Roman" style:font-name-complex="Courier New" fo:color="#8000FF" fo:font-size="10pt" style:font-size-asian="10pt" style:font-size-complex="10pt" style:language-asian="fr" style:country-asian="FR"/>
    </style:style>
    <style:style style:name="T236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37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38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39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40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41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42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4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244" style:parent-style-name="Normal" style:family="paragraph">
      <style:paragraph-properties fo:margin-bottom="0in" fo:line-height="100%" fo:background-color="#FFFFFF"/>
    </style:style>
    <style:style style:name="T245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4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47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4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249" style:parent-style-name="Normal" style:family="paragraph">
      <style:paragraph-properties fo:margin-bottom="0in" fo:line-height="100%" fo:background-color="#FFFFFF"/>
    </style:style>
    <style:style style:name="T250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51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52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5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254" style:parent-style-name="Normal" style:family="paragraph">
      <style:paragraph-properties fo:margin-bottom="0in" fo:line-height="100%" fo:background-color="#FFFFFF"/>
    </style:style>
    <style:style style:name="T255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5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57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5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59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60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261" style:parent-style-name="Normal" style:family="paragraph">
      <style:paragraph-properties fo:margin-bottom="0in" fo:line-height="100%" fo:background-color="#FFFFFF"/>
    </style:style>
    <style:style style:name="T262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6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64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65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266" style:parent-style-name="Normal" style:family="paragraph">
      <style:paragraph-properties fo:margin-bottom="0in" fo:line-height="100%" fo:background-color="#FFFFFF"/>
    </style:style>
    <style:style style:name="T267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6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69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70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271" style:parent-style-name="Normal" style:family="paragraph">
      <style:paragraph-properties fo:margin-bottom="0in" fo:line-height="100%" fo:background-color="#FFFFFF"/>
    </style:style>
    <style:style style:name="T272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7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74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75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76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77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278" style:parent-style-name="Normal" style:family="paragraph">
      <style:paragraph-properties fo:margin-bottom="0in" fo:line-height="100%" fo:background-color="#FFFFFF"/>
    </style:style>
    <style:style style:name="T279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80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81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82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283" style:parent-style-name="Normal" style:family="paragraph">
      <style:paragraph-properties fo:margin-bottom="0in" fo:line-height="100%" fo:background-color="#FFFFFF"/>
    </style:style>
    <style:style style:name="T284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85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86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87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88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89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290" style:parent-style-name="Normal" style:family="paragraph">
      <style:paragraph-properties fo:margin-bottom="0in" fo:line-height="100%" fo:background-color="#FFFFFF"/>
    </style:style>
    <style:style style:name="T291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92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93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94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295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9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297" style:parent-style-name="Normal" style:family="paragraph">
      <style:paragraph-properties fo:margin-bottom="0in" fo:line-height="100%" fo:background-color="#FFFFFF"/>
    </style:style>
    <style:style style:name="T298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99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00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01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302" style:parent-style-name="Normal" style:family="paragraph">
      <style:paragraph-properties fo:margin-bottom="0in" fo:line-height="100%" fo:background-color="#FFFFFF"/>
    </style:style>
    <style:style style:name="T303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04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05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0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07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0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09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10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311" style:parent-style-name="Normal" style:family="paragraph">
      <style:paragraph-properties fo:margin-bottom="0in" fo:line-height="100%" fo:background-color="#FFFFFF"/>
    </style:style>
    <style:style style:name="T312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1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FF" fo:font-size="10pt" style:font-size-asian="10pt" style:font-size-complex="10pt" style:language-asian="fr" style:country-asian="FR"/>
    </style:style>
    <style:style style:name="T314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15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31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317" style:parent-style-name="Normal" style:family="paragraph">
      <style:paragraph-properties fo:margin-bottom="0in" fo:line-height="100%" fo:background-color="#FFFFFF"/>
    </style:style>
    <style:style style:name="T31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319" style:parent-style-name="Normal" style:family="paragraph">
      <style:paragraph-properties fo:margin-bottom="0in" fo:line-height="100%"/>
      <style:text-properties style:font-name="Century Gothic"/>
    </style:style>
    <style:style style:name="P320" style:parent-style-name="Normal" style:family="paragraph">
      <style:text-properties style:font-name="Century Gothic"/>
    </style:style>
    <style:style style:name="P321" style:parent-style-name="Normal" style:family="paragraph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2" style:parent-style-name="Normal" style:family="paragraph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3" style:parent-style-name="MachineàécrireHTML" style:family="text">
      <style:text-properties style:font-name="Century Gothic" fo:font-weight="normal" style:font-weight-asian="normal" style:font-weight-complex="normal" fo:color="#000000"/>
    </style:style>
    <style:style style:name="TableColumn325" style:family="table-column">
      <style:table-column-properties style:column-width="3.1152in"/>
    </style:style>
    <style:style style:name="Table324" style:family="table">
      <style:table-properties style:width="3.1152in" fo:margin-left="0in" table:align="left"/>
    </style:style>
    <style:style style:name="TableRow326" style:family="table-row">
      <style:table-row-properties style:min-row-height="0.3937i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 fo:background-color="#FFFFFF"/>
    </style:style>
    <style:style style:name="T329" style:parent-style-name="Policepardéfaut" style:family="text">
      <style:text-properties style:font-name="Century Gothic" style:font-name-asian="Times New Roman" style:font-name-complex="Courier New" fo:color="#8000FF" fo:font-size="10pt" style:font-size-asian="10pt" style:font-size-complex="10pt" style:language-asian="fr" style:country-asian="FR"/>
    </style:style>
    <style:style style:name="T330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31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32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3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334" style:parent-style-name="Normal" style:family="paragraph">
      <style:paragraph-properties fo:margin-bottom="0in" fo:line-height="100%" fo:background-color="#FFFFFF"/>
    </style:style>
    <style:style style:name="T335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36" style:parent-style-name="Policepardéfaut" style:family="text">
      <style:text-properties style:font-name="Century Gothic" style:font-name-asian="Times New Roman" style:font-name-complex="Courier New" fo:color="#8000FF" fo:font-size="10pt" style:font-size-asian="10pt" style:font-size-complex="10pt" style:language-asian="fr" style:country-asian="FR"/>
    </style:style>
    <style:style style:name="T337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3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39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40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41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42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43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344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45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46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347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48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49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350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51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52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35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54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55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35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57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58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359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60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61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362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63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64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365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66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67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36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369" style:parent-style-name="Normal" style:family="paragraph">
      <style:paragraph-properties fo:margin-bottom="0in" fo:line-height="100%" fo:background-color="#FFFFFF"/>
    </style:style>
    <style:style style:name="T370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71" style:parent-style-name="Policepardéfaut" style:family="text">
      <style:text-properties style:font-name="Century Gothic" style:font-name-asian="Times New Roman" style:font-name-complex="Courier New" fo:color="#8000FF" fo:font-size="10pt" style:font-size-asian="10pt" style:font-size-complex="10pt" style:language-asian="fr" style:country-asian="FR"/>
    </style:style>
    <style:style style:name="T372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7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74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75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376" style:parent-style-name="Normal" style:family="paragraph">
      <style:paragraph-properties fo:margin-bottom="0in" fo:line-height="100%" fo:background-color="#FFFFFF"/>
    </style:style>
    <style:style style:name="T377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7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379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80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381" style:parent-style-name="Normal" style:family="paragraph">
      <style:paragraph-properties fo:margin-bottom="0in" fo:line-height="100%" fo:background-color="#FFFFFF"/>
    </style:style>
    <style:style style:name="T382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8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FF" fo:font-size="10pt" style:font-size-asian="10pt" style:font-size-complex="10pt" style:language-asian="fr" style:country-asian="FR"/>
    </style:style>
    <style:style style:name="T384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385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38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387" style:parent-style-name="Normal" style:family="paragraph">
      <style:paragraph-properties fo:margin-bottom="0in" fo:line-height="100%" fo:background-color="#FFFFFF"/>
    </style:style>
    <style:style style:name="T38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389" style:parent-style-name="Normal" style:family="paragraph">
      <style:paragraph-properties fo:margin-bottom="0in" fo:line-height="100%"/>
      <style:text-properties style:font-name="Century Gothic"/>
    </style:style>
    <style:style style:name="P390" style:parent-style-name="Normal" style:family="paragraph">
      <style:text-properties style:font-name="Century Gothic"/>
    </style:style>
    <style:style style:name="T391" style:parent-style-name="MachineàécrireHTML" style:family="text">
      <style:text-properties style:font-name="Century Gothic" style:font-name-complex="Calibri Light" fo:font-weight="normal" style:font-weight-asian="normal" style:font-weight-complex="normal" fo:color="#000000"/>
    </style:style>
    <style:style style:name="TableColumn393" style:family="table-column">
      <style:table-column-properties style:column-width="3.1465in"/>
    </style:style>
    <style:style style:name="TableColumn394" style:family="table-column">
      <style:table-column-properties style:column-width="3.1465in"/>
    </style:style>
    <style:style style:name="Table392" style:family="table">
      <style:table-properties style:width="6.293in" fo:margin-left="0in" table:align="left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T398" style:parent-style-name="MachineàécrireHTML" style:family="text">
      <style:text-properties style:font-name="Century Gothic" fo:color="#000000" fo:language="en" fo:country="GB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style:font-name="Century Gothic" fo:color="#0070C0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404" style:parent-style-name="MachineàécrireHTML" style:family="text">
      <style:text-properties style:font-name="Century Gothic" fo:color="#000000" fo:language="en" fo:country="GB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style:font-name="Century Gothic" fo:color="#0070C0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410" style:parent-style-name="MachineàécrireHTML" style:family="text">
      <style:text-properties style:font-name="Century Gothic" fo:color="#000000" fo:language="en" fo:country="GB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style:font-name="Century Gothic" fo:color="#0070C0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416" style:parent-style-name="MachineàécrireHTML" style:family="text">
      <style:text-properties style:font-name="Century Gothic" fo:color="#000000" fo:language="en" fo:country="GB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  <style:text-properties style:font-name="Century Gothic" fo:color="#0070C0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422" style:parent-style-name="MachineàécrireHTML" style:family="text">
      <style:text-properties style:font-name="Century Gothic" fo:color="#000000" fo:language="en" fo:country="GB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  <style:text-properties style:font-name="Century Gothic" fo:color="#0070C0"/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</style:style>
    <style:style style:name="T428" style:parent-style-name="MachineàécrireHTML" style:family="text">
      <style:text-properties style:font-name="Century Gothic" fo:color="#000000" fo:language="en" fo:country="GB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style:font-name="Century Gothic" fo:color="#0070C0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434" style:parent-style-name="MachineàécrireHTML" style:family="text">
      <style:text-properties style:font-name="Century Gothic" fo:color="#000000" fo:language="en" fo:country="GB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style:font-name="Century Gothic" fo:color="#0070C0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440" style:parent-style-name="MachineàécrireHTML" style:family="text">
      <style:text-properties style:font-name="Century Gothic" fo:color="#000000" fo:language="en" fo:country="GB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style:font-name="Century Gothic" fo:color="#0070C0"/>
    </style:style>
    <style:style style:name="P443" style:parent-style-name="Normal" style:family="paragraph">
      <style:text-properties style:font-name="Century Gothic"/>
    </style:style>
    <style:style style:name="P444" style:parent-style-name="Normal" style:family="paragraph">
      <style:text-properties style:font-name="Century Gothic"/>
    </style:style>
    <style:style style:name="P445" style:parent-style-name="Normal" style:family="paragraph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6" style:parent-style-name="Normal" style:family="paragraph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7" style:parent-style-name="Normal" style:family="paragraph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8" style:parent-style-name="Normal" style:family="paragraph">
      <style:text-properties style:font-name="Century Gothic" style:font-name-complex="Courier New" style:font-size-complex="14pt"/>
    </style:style>
    <style:style style:name="TableColumn450" style:family="table-column">
      <style:table-column-properties style:column-width="4.1986in"/>
    </style:style>
    <style:style style:name="Table449" style:family="table">
      <style:table-properties style:width="4.1986in" fo:margin-left="0in" table:align="left"/>
    </style:style>
    <style:style style:name="TableRow451" style:family="table-row">
      <style:table-row-properties style:min-row-height="2.0965in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 fo:background-color="#FFFFFF"/>
      <style:text-properties style:font-name="Century Gothic" style:font-name-asian="Times New Roman" style:font-name-complex="Courier New" fo:color="#804000" fo:font-size="10pt" style:font-size-asian="10pt" style:font-size-complex="10pt" style:language-asian="fr" style:country-asian="FR"/>
    </style:style>
    <style:style style:name="P454" style:parent-style-name="Normal" style:family="paragraph">
      <style:paragraph-properties fo:margin-bottom="0in" fo:line-height="100%" fo:background-color="#FFFFFF"/>
    </style:style>
    <style:style style:name="T455" style:parent-style-name="Policepardéfaut" style:family="text">
      <style:text-properties style:font-name="Century Gothic" style:font-name-asian="Times New Roman" style:font-name-complex="Courier New" fo:color="#8000FF" fo:font-size="10pt" style:font-size-asian="10pt" style:font-size-complex="10pt" style:language-asian="fr" style:country-asian="FR"/>
    </style:style>
    <style:style style:name="T456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57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58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59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460" style:parent-style-name="Normal" style:family="paragraph">
      <style:paragraph-properties fo:margin-bottom="0in" fo:line-height="100%" fo:background-color="#FFFFFF"/>
    </style:style>
    <style:style style:name="T461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62" style:parent-style-name="Policepardéfaut" style:family="text">
      <style:text-properties style:font-name="Century Gothic" style:font-name-asian="Times New Roman" style:font-name-complex="Courier New" fo:color="#8000FF" fo:font-size="10pt" style:font-size-asian="10pt" style:font-size-complex="10pt" style:language-asian="fr" style:country-asian="FR"/>
    </style:style>
    <style:style style:name="T463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64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65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6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67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6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69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70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71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72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73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74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475" style:parent-style-name="Normal" style:family="paragraph">
      <style:paragraph-properties fo:margin-bottom="0in" fo:line-height="100%" fo:background-color="#FFFFFF"/>
    </style:style>
    <style:style style:name="T476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77" style:parent-style-name="Policepardéfaut" style:family="text">
      <style:text-properties style:font-name="Century Gothic" style:font-name-asian="Times New Roman" style:font-name-complex="Courier New" fo:color="#8000FF" fo:font-size="10pt" style:font-size-asian="10pt" style:font-size-complex="10pt" style:language-asian="fr" style:country-asian="FR"/>
    </style:style>
    <style:style style:name="T478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79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80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81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482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83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84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85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48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487" style:parent-style-name="Normal" style:family="paragraph">
      <style:paragraph-properties fo:margin-bottom="0in" fo:line-height="100%" fo:background-color="#FFFFFF"/>
    </style:style>
    <style:style style:name="T488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89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90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91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92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9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494" style:parent-style-name="Normal" style:family="paragraph">
      <style:paragraph-properties fo:margin-bottom="0in" fo:line-height="100%" fo:background-color="#FFFFFF"/>
    </style:style>
    <style:style style:name="T495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9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97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9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99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00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501" style:parent-style-name="Normal" style:family="paragraph">
      <style:paragraph-properties fo:margin-bottom="0in" fo:line-height="100%" fo:background-color="#FFFFFF"/>
    </style:style>
    <style:style style:name="T502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0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04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05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06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07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50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509" style:parent-style-name="Normal" style:family="paragraph">
      <style:paragraph-properties fo:margin-bottom="0in" fo:line-height="100%" fo:background-color="#FFFFFF"/>
    </style:style>
    <style:style style:name="T510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11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12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1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14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15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16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17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18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19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20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21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522" style:parent-style-name="Normal" style:family="paragraph">
      <style:paragraph-properties fo:margin-bottom="0in" fo:line-height="100%" fo:background-color="#FFFFFF"/>
    </style:style>
    <style:style style:name="T523" style:parent-style-name="Policepardéfaut" style:family="text">
      <style:text-properties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524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fo:background-color="#00FF00" style:language-asian="fr" style:country-asian="FR"/>
    </style:style>
    <style:style style:name="T525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fo:background-color="#00FF00" style:language-asian="fr" style:country-asian="FR"/>
    </style:style>
    <style:style style:name="T52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fo:background-color="#00FF00" style:language-asian="fr" style:country-asian="FR"/>
    </style:style>
    <style:style style:name="T527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fo:background-color="#00FF00" style:language-asian="fr" style:country-asian="FR"/>
    </style:style>
    <style:style style:name="T52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00" fo:font-size="10pt" style:font-size-asian="10pt" style:font-size-complex="10pt" fo:background-color="#00FF00" style:language-asian="fr" style:country-asian="FR"/>
    </style:style>
    <style:style style:name="T529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fo:background-color="#00FF00" style:language-asian="fr" style:country-asian="FR"/>
    </style:style>
    <style:style style:name="T530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31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B050" fo:font-size="10pt" style:font-size-asian="10pt" style:font-size-complex="10pt" style:language-asian="fr" style:country-asian="FR"/>
    </style:style>
    <style:style style:name="P532" style:parent-style-name="Normal" style:family="paragraph">
      <style:paragraph-properties fo:margin-bottom="0in" fo:line-height="100%" fo:background-color="#FFFFFF"/>
    </style:style>
    <style:style style:name="T533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34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35" style:parent-style-name="Policepardéfaut" style:family="text">
      <style:text-properties style:font-name="Century Gothic" style:font-name-asian="Times New Roman" style:font-name-complex="Courier New" fo:color="#808080" fo:font-size="10pt" style:font-size-asian="10pt" style:font-size-complex="10pt" style:language-asian="fr" style:country-asian="FR"/>
    </style:style>
    <style:style style:name="T53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37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3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39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40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541" style:parent-style-name="Normal" style:family="paragraph">
      <style:paragraph-properties fo:margin-bottom="0in" fo:line-height="100%" fo:background-color="#FFFFFF"/>
    </style:style>
    <style:style style:name="T542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4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44" style:parent-style-name="Policepardéfaut" style:family="text">
      <style:text-properties style:font-name="Century Gothic" style:font-name-asian="Times New Roman" style:font-name-complex="Courier New" fo:color="#808080" fo:font-size="10pt" style:font-size-asian="10pt" style:font-size-complex="10pt" style:language-asian="fr" style:country-asian="FR"/>
    </style:style>
    <style:style style:name="T545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46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47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48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49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50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51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52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5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554" style:parent-style-name="Normal" style:family="paragraph">
      <style:paragraph-properties fo:margin-bottom="0in" fo:line-height="100%" fo:background-color="#FFFFFF"/>
    </style:style>
    <style:style style:name="T555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5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57" style:parent-style-name="Policepardéfaut" style:family="text">
      <style:text-properties style:font-name="Century Gothic" style:font-name-asian="Times New Roman" style:font-name-complex="Courier New" fo:color="#808080" fo:font-size="10pt" style:font-size-asian="10pt" style:font-size-complex="10pt" style:language-asian="fr" style:country-asian="FR"/>
    </style:style>
    <style:style style:name="T55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59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60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61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62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563" style:parent-style-name="Normal" style:family="paragraph">
      <style:paragraph-properties fo:margin-bottom="0in" fo:line-height="100%" fo:background-color="#FFFFFF"/>
    </style:style>
    <style:style style:name="T564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65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66" style:parent-style-name="Policepardéfaut" style:family="text">
      <style:text-properties style:font-name="Century Gothic" style:font-name-asian="Times New Roman" style:font-name-complex="Courier New" fo:color="#808080" fo:font-size="10pt" style:font-size-asian="10pt" style:font-size-complex="10pt" style:language-asian="fr" style:country-asian="FR"/>
    </style:style>
    <style:style style:name="T567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68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69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570" style:parent-style-name="Normal" style:family="paragraph">
      <style:paragraph-properties fo:margin-bottom="0in" fo:line-height="100%" fo:background-color="#FFFFFF"/>
    </style:style>
    <style:style style:name="T571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72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73" style:parent-style-name="Policepardéfaut" style:family="text">
      <style:text-properties style:font-name="Century Gothic" style:font-name-asian="Times New Roman" style:font-name-complex="Courier New" fo:color="#808080" fo:font-size="10pt" style:font-size-asian="10pt" style:font-size-complex="10pt" style:language-asian="fr" style:country-asian="FR"/>
    </style:style>
    <style:style style:name="T574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75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7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77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78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579" style:parent-style-name="Normal" style:family="paragraph">
      <style:paragraph-properties fo:margin-bottom="0in" fo:line-height="100%" fo:background-color="#FFFFFF"/>
    </style:style>
    <style:style style:name="T580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81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FFFFFF" fo:font-size="10pt" style:font-size-asian="10pt" style:font-size-complex="10pt" fo:background-color="#FF0000" style:language-asian="fr" style:country-asian="FR"/>
    </style:style>
    <style:style style:name="T582" style:parent-style-name="Policepardéfaut" style:family="text">
      <style:text-properties style:font-name="Century Gothic" style:font-name-asian="Times New Roman" style:font-name-complex="Courier New" fo:color="#FFFFFF" fo:font-size="10pt" style:font-size-asian="10pt" style:font-size-complex="10pt" fo:background-color="#FF0000" style:language-asian="fr" style:country-asian="FR"/>
    </style:style>
    <style:style style:name="T58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FFFFFF" fo:font-size="10pt" style:font-size-asian="10pt" style:font-size-complex="10pt" fo:background-color="#FF0000" style:language-asian="fr" style:country-asian="FR"/>
    </style:style>
    <style:style style:name="T584" style:parent-style-name="Policepardéfaut" style:family="text">
      <style:text-properties style:font-name="Century Gothic" style:font-name-asian="Times New Roman" style:font-name-complex="Courier New" fo:color="#FFFFFF" fo:font-size="10pt" style:font-size-asian="10pt" style:font-size-complex="10pt" fo:background-color="#FF0000" style:language-asian="fr" style:country-asian="FR"/>
    </style:style>
    <style:style style:name="T585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FFFFFF" fo:font-size="10pt" style:font-size-asian="10pt" style:font-size-complex="10pt" fo:background-color="#FF0000" style:language-asian="fr" style:country-asian="FR"/>
    </style:style>
    <style:style style:name="T586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FF0000" fo:font-size="10pt" style:font-size-asian="10pt" style:font-size-complex="10pt" style:language-asian="fr" style:country-asian="FR"/>
    </style:style>
    <style:style style:name="P587" style:parent-style-name="Normal" style:family="paragraph">
      <style:paragraph-properties fo:margin-bottom="0in" fo:line-height="100%" fo:background-color="#FFFFFF"/>
    </style:style>
    <style:style style:name="T588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89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90" style:parent-style-name="Policepardéfaut" style:family="text">
      <style:text-properties style:font-name="Century Gothic" style:font-name-asian="Times New Roman" style:font-name-complex="Courier New" fo:color="#808080" fo:font-size="10pt" style:font-size-asian="10pt" style:font-size-complex="10pt" style:language-asian="fr" style:country-asian="FR"/>
    </style:style>
    <style:style style:name="T591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92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93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94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95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96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97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98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99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600" style:parent-style-name="Normal" style:family="paragraph">
      <style:paragraph-properties fo:margin-bottom="0in" fo:line-height="100%" fo:background-color="#FFFFFF"/>
    </style:style>
    <style:style style:name="T601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602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FF" fo:font-size="10pt" style:font-size-asian="10pt" style:font-size-complex="10pt" style:language-asian="fr" style:country-asian="FR"/>
    </style:style>
    <style:style style:name="T603" style:parent-style-name="Policepardéfaut" style:family="text">
      <style:text-properties style:font-name="Century Gothic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604" style:parent-style-name="Policepardéfaut" style:family="text">
      <style:text-properties style:font-name="Century Gothic" style:font-name-asian="Times New Roman" style:font-name-complex="Courier New" fo:color="#FF8000" fo:font-size="10pt" style:font-size-asian="10pt" style:font-size-complex="10pt" style:language-asian="fr" style:country-asian="FR"/>
    </style:style>
    <style:style style:name="T605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606" style:parent-style-name="Normal" style:family="paragraph">
      <style:paragraph-properties fo:margin-bottom="0in" fo:line-height="100%" fo:background-color="#FFFFFF"/>
    </style:style>
    <style:style style:name="T607" style:parent-style-name="Policepardéfaut" style:family="text">
      <style:text-properties style:font-name="Century Gothic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608" style:parent-style-name="Normal" style:family="paragraph">
      <style:paragraph-properties fo:margin-bottom="0in" fo:line-height="100%"/>
      <style:text-properties style:font-name="Century Gothic"/>
    </style:style>
    <style:style style:name="P609" style:parent-style-name="Normal" style:family="paragraph">
      <style:text-properties style:font-name="Century Gothic"/>
    </style:style>
    <style:style style:name="P610" style:parent-style-name="Normal" style:family="paragraph">
      <style:text-properties style:font-name="Century Gothic"/>
    </style:style>
    <style:style style:name="P611" style:parent-style-name="Normal" style:family="paragraph">
      <style:text-properties style:font-name="Century Gothic" style:font-name-complex="Courier New"/>
    </style:style>
    <style:style style:name="P612" style:parent-style-name="Normal" style:family="paragraph">
      <style:text-properties style:font-name="Century Gothic" style:font-name-complex="Courier New"/>
    </style:style>
    <style:style style:name="P613" style:parent-style-name="Normal" style:family="paragraph">
      <style:paragraph-properties fo:margin-bottom="0in" fo:line-height="100%" fo:background-color="#FFFFFF"/>
    </style:style>
    <style:style style:name="T614" style:parent-style-name="Policepardéfaut" style:family="text">
      <style:text-properties style:font-name="Century Gothic" fo:font-weight="bold" style:font-weight-asian="bold" style:font-weight-complex="bold" fo:color="#0070C0"/>
    </style:style>
    <style:style style:name="T615" style:parent-style-name="Policepardéfaut" style:family="text">
      <style:text-properties style:font-name="Century Gothic" fo:color="#0070C0"/>
    </style:style>
    <style:style style:name="T616" style:parent-style-name="Policepardéfaut" style:family="text">
      <style:text-properties style:font-name="Century Gothic" fo:color="#0070C0"/>
    </style:style>
    <style:style style:name="T617" style:parent-style-name="Policepardéfaut" style:family="text">
      <style:text-properties style:font-name="Century Gothic" fo:font-weight="bold" style:font-weight-asian="bold" style:font-weight-complex="bold" fo:color="#0070C0"/>
    </style:style>
    <style:style style:name="T618" style:parent-style-name="Policepardéfaut" style:family="text">
      <style:text-properties style:font-name="Century Gothic" fo:color="#0070C0"/>
    </style:style>
    <style:style style:name="T619" style:parent-style-name="Policepardéfaut" style:family="text">
      <style:text-properties style:font-name="Century Gothic" fo:font-weight="bold" style:font-weight-asian="bold" style:font-weight-complex="bold" fo:color="#0070C0"/>
    </style:style>
    <style:style style:name="P620" style:parent-style-name="Normal" style:family="paragraph">
      <style:text-properties style:font-name="Century Gothic"/>
    </style:style>
    <style:style style:name="P621" style:parent-style-name="Normal" style:family="paragraph">
      <style:text-properties style:font-name="Century Gothic"/>
    </style:style>
    <style:style style:name="P622" style:parent-style-name="Normal" style:family="paragraph">
      <style:text-properties style:font-name="Century Gothic"/>
    </style:style>
    <style:style style:name="P623" style:parent-style-name="Normal" style:family="paragraph">
      <style:text-properties style:font-name="Century Gothic"/>
    </style:style>
    <style:style style:name="P624" style:parent-style-name="Normal" style:family="paragraph">
      <style:text-properties style:font-name="Century Gothic"/>
    </style:style>
    <style:style style:name="P625" style:parent-style-name="Normal" style:family="paragraph">
      <style:text-properties style:font-name="Century Gothic"/>
    </style:style>
    <style:style style:name="P626" style:parent-style-name="Normal" style:family="paragraph">
      <style:text-properties style:font-name="Century Gothic"/>
    </style:style>
    <style:style style:name="P627" style:parent-style-name="Normal" style:family="paragraph">
      <style:text-properties style:font-name="Century Gothic"/>
    </style:style>
    <style:style style:name="P628" style:parent-style-name="Normal" style:family="paragraph">
      <style:text-properties style:font-name="Century Gothic"/>
    </style:style>
    <style:style style:name="P629" style:parent-style-name="Normal" style:family="paragraph">
      <style:text-properties style:font-name="Century Gothic"/>
    </style:style>
    <style:style style:name="P630" style:parent-style-name="Normal" style:family="paragraph">
      <style:text-properties style:font-name="Century Gothic"/>
    </style:style>
    <style:style style:name="P631" style:parent-style-name="Normal" style:family="paragraph">
      <style:text-properties style:font-name="Century Gothic"/>
    </style:style>
    <style:style style:name="P632" style:parent-style-name="Normal" style:family="paragraph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33" style:parent-style-name="Normal" style:family="paragraph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34" style:parent-style-name="Normal" style:family="paragraph">
      <style:text-properties style:font-name="Century Gothic"/>
    </style:style>
    <style:style style:name="P635" style:parent-style-name="Normal" style:family="paragraph">
      <style:text-properties style:font-name="Century Gothic"/>
    </style:style>
    <style:style style:name="P636" style:parent-style-name="Normal" style:family="paragraph">
      <style:text-properties style:font-name="Century Gothic"/>
    </style:style>
    <style:style style:name="TableColumn638" style:family="table-column">
      <style:table-column-properties style:column-width="4.2493in"/>
    </style:style>
    <style:style style:name="Table637" style:family="table">
      <style:table-properties style:width="4.2493in" fo:margin-left="0in" table:align="left"/>
    </style:style>
    <style:style style:name="TableRow639" style:family="table-row">
      <style:table-row-properties style:min-row-height="3.3187in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P642" style:parent-style-name="Normal" style:family="paragraph">
      <style:paragraph-properties fo:margin-bottom="0in" fo:line-height="100%"/>
      <style:text-properties style:font-name="Century Gothic" fo:color="#4472C4"/>
    </style:style>
    <style:style style:name="P643" style:parent-style-name="Normal" style:family="paragraph">
      <style:text-properties style:font-name="Century Gothic" fo:color="#4472C4" style:text-underline-type="single" style:text-underline-style="solid" style:text-underline-width="auto" style:text-underline-mode="continuous"/>
    </style:style>
    <style:style style:name="P644" style:parent-style-name="Normal" style:family="paragraph">
      <style:text-properties style:font-name="Century Gothic" fo:color="#4472C4"/>
    </style:style>
    <style:style style:name="P645" style:parent-style-name="Normal" style:family="paragraph">
      <style:paragraph-properties fo:margin-bottom="0in" fo:line-height="100%"/>
      <style:text-properties style:font-name="Century Gothic" fo:color="#4472C4"/>
    </style:style>
    <style:style style:name="P646" style:parent-style-name="Normal" style:family="paragraph">
      <style:paragraph-properties fo:margin-bottom="0in" fo:line-height="100%" fo:text-indent="0.4916in"/>
      <style:text-properties style:font-name="Century Gothic" fo:color="#4472C4"/>
    </style:style>
    <style:style style:name="P647" style:parent-style-name="Normal" style:family="paragraph">
      <style:paragraph-properties fo:margin-bottom="0in" fo:line-height="100%" fo:text-indent="0.4916in"/>
    </style:style>
    <style:style style:name="T648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649" style:parent-style-name="Policepardéfaut" style:family="text">
      <style:text-properties style:font-name="Century Gothic" fo:color="#4472C4"/>
    </style:style>
    <style:style style:name="T650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651" style:parent-style-name="Policepardéfaut" style:family="text">
      <style:text-properties style:font-name="Century Gothic" fo:color="#4472C4"/>
    </style:style>
    <style:style style:name="T652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653" style:parent-style-name="Policepardéfaut" style:family="text">
      <style:text-properties style:font-name="Century Gothic" fo:color="#4472C4"/>
    </style:style>
    <style:style style:name="T654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655" style:parent-style-name="Policepardéfaut" style:family="text">
      <style:text-properties style:font-name="Century Gothic" fo:color="#4472C4"/>
    </style:style>
    <style:style style:name="T656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657" style:parent-style-name="Policepardéfaut" style:family="text">
      <style:text-properties style:font-name="Century Gothic" fo:color="#4472C4"/>
    </style:style>
    <style:style style:name="P658" style:parent-style-name="Normal" style:family="paragraph">
      <style:paragraph-properties fo:margin-bottom="0in" fo:line-height="100%" fo:text-indent="0.4916in"/>
    </style:style>
    <style:style style:name="T659" style:parent-style-name="Policepardéfaut" style:family="text">
      <style:text-properties style:font-name="Century Gothic" fo:color="#4472C4"/>
    </style:style>
    <style:style style:name="T660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661" style:parent-style-name="Policepardéfaut" style:family="text">
      <style:text-properties style:font-name="Century Gothic" fo:color="#4472C4"/>
    </style:style>
    <style:style style:name="T662" style:parent-style-name="Policepardéfaut" style:family="text">
      <style:text-properties style:font-name="Century Gothic" fo:color="#4472C4"/>
    </style:style>
    <style:style style:name="T663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664" style:parent-style-name="Policepardéfaut" style:family="text">
      <style:text-properties style:font-name="Century Gothic" fo:color="#4472C4"/>
    </style:style>
    <style:style style:name="P665" style:parent-style-name="Normal" style:family="paragraph">
      <style:paragraph-properties fo:margin-bottom="0in" fo:line-height="100%" fo:text-indent="0.4916in"/>
      <style:text-properties style:font-name="Century Gothic" fo:color="#4472C4"/>
    </style:style>
    <style:style style:name="P666" style:parent-style-name="Normal" style:family="paragraph">
      <style:paragraph-properties fo:margin-bottom="0in" fo:line-height="100%" fo:text-indent="0.4916in"/>
    </style:style>
    <style:style style:name="T667" style:parent-style-name="Policepardéfaut" style:family="text">
      <style:text-properties style:font-name="Century Gothic" fo:color="#4472C4"/>
    </style:style>
    <style:style style:name="T668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P669" style:parent-style-name="Normal" style:family="paragraph">
      <style:paragraph-properties fo:margin-bottom="0in" fo:line-height="100%" fo:text-indent="0.4916in"/>
      <style:text-properties style:font-name="Century Gothic" fo:color="#4472C4" style:text-underline-type="single" style:text-underline-style="solid" style:text-underline-width="auto" style:text-underline-mode="continuous"/>
    </style:style>
    <style:style style:name="P670" style:parent-style-name="Normal" style:family="paragraph">
      <style:paragraph-properties fo:margin-bottom="0in" fo:line-height="100%" fo:text-indent="0.4916in"/>
    </style:style>
    <style:style style:name="T671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672" style:parent-style-name="Policepardéfaut" style:family="text">
      <style:text-properties style:font-name="Century Gothic" fo:color="#4472C4"/>
    </style:style>
    <style:style style:name="T673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674" style:parent-style-name="Policepardéfaut" style:family="text">
      <style:text-properties style:font-name="Century Gothic" fo:color="#4472C4"/>
    </style:style>
    <style:style style:name="P675" style:parent-style-name="Normal" style:family="paragraph">
      <style:paragraph-properties fo:margin-bottom="0in" fo:line-height="100%" fo:text-indent="0.4916in"/>
      <style:text-properties style:font-name="Century Gothic" fo:color="#4472C4"/>
    </style:style>
    <style:style style:name="P676" style:parent-style-name="Normal" style:family="paragraph">
      <style:paragraph-properties fo:margin-bottom="0in" fo:line-height="100%" fo:text-indent="0.4916in"/>
    </style:style>
    <style:style style:name="T677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678" style:parent-style-name="Policepardéfaut" style:family="text">
      <style:text-properties style:font-name="Century Gothic" fo:color="#4472C4"/>
    </style:style>
    <style:style style:name="P679" style:parent-style-name="Normal" style:family="paragraph">
      <style:paragraph-properties fo:margin-bottom="0in" fo:line-height="100%" fo:text-indent="0.4916in"/>
      <style:text-properties style:font-name="Century Gothic" fo:color="#4472C4"/>
    </style:style>
    <style:style style:name="P680" style:parent-style-name="Normal" style:family="paragraph">
      <style:paragraph-properties fo:margin-bottom="0in" fo:line-height="100%" fo:text-indent="0.4916in"/>
      <style:text-properties style:font-name="Century Gothic" fo:color="#4472C4" style:text-underline-type="single" style:text-underline-style="solid" style:text-underline-width="auto" style:text-underline-mode="continuous"/>
    </style:style>
    <style:style style:name="P681" style:parent-style-name="Normal" style:family="paragraph">
      <style:paragraph-properties fo:margin-bottom="0in" fo:line-height="100%"/>
      <style:text-properties style:font-name="Century Gothic" fo:color="#4472C4" style:text-underline-type="single" style:text-underline-style="solid" style:text-underline-width="auto" style:text-underline-mode="continuous"/>
    </style:style>
    <style:style style:name="P682" style:parent-style-name="Normal" style:family="paragraph">
      <style:paragraph-properties fo:margin-bottom="0in" fo:line-height="100%"/>
      <style:text-properties style:font-name="Century Gothic"/>
    </style:style>
    <style:style style:name="P683" style:parent-style-name="Normal" style:family="paragraph">
      <style:text-properties style:font-name="Century Gothic"/>
    </style:style>
    <style:style style:name="P684" style:parent-style-name="Normal" style:family="paragraph">
      <style:text-properties style:font-name="Century Gothic"/>
    </style:style>
    <style:style style:name="P685" style:parent-style-name="Normal" style:family="paragraph">
      <style:text-properties style:font-name="Century Gothic"/>
    </style:style>
    <style:style style:name="P686" style:parent-style-name="Normal" style:family="paragraph">
      <style:text-properties style:font-name="Century Gothic"/>
    </style:style>
    <style:style style:name="P687" style:parent-style-name="Normal" style:family="paragraph">
      <style:text-properties style:font-name="Century Gothic"/>
    </style:style>
    <style:style style:name="P688" style:parent-style-name="Normal" style:family="paragraph">
      <style:text-properties style:font-name="Century Gothic"/>
    </style:style>
    <style:style style:name="P689" style:parent-style-name="Normal" style:family="paragraph">
      <style:text-properties style:font-name="Century Gothic"/>
    </style:style>
    <style:style style:name="P690" style:parent-style-name="Normal" style:family="paragraph">
      <style:text-properties style:font-name="Century Gothic"/>
    </style:style>
    <style:style style:name="P691" style:parent-style-name="Normal" style:family="paragraph">
      <style:paragraph-properties fo:text-indent="0.4916in"/>
      <style:text-properties style:font-name="Century Gothic"/>
    </style:style>
    <style:style style:name="P692" style:parent-style-name="Normal" style:family="paragraph">
      <style:text-properties style:font-name="Century Gothic"/>
    </style:style>
    <style:style style:name="P693" style:parent-style-name="Normal" style:family="paragraph">
      <style:text-properties style:font-name="Century Gothic"/>
    </style:style>
    <style:style style:name="P694" style:parent-style-name="Normal" style:family="paragraph">
      <style:text-properties style:font-name="Century Gothic"/>
    </style:style>
    <style:style style:name="P695" style:parent-style-name="Normal" style:family="paragraph">
      <style:text-properties style:font-name="Century Gothic"/>
    </style:style>
    <style:style style:name="P696" style:parent-style-name="Normal" style:family="paragraph">
      <style:text-properties style:font-name="Century Gothic"/>
    </style:style>
    <style:style style:name="P697" style:parent-style-name="Normal" style:family="paragraph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98" style:parent-style-name="Normal" style:family="paragraph">
      <style:text-properties style:font-name="Century Gothic"/>
    </style:style>
    <style:style style:name="P699" style:parent-style-name="Normal" style:family="paragraph">
      <style:text-properties style:font-name="Century Gothic"/>
    </style:style>
    <style:style style:name="TableColumn701" style:family="table-column">
      <style:table-column-properties style:column-width="6.293in"/>
    </style:style>
    <style:style style:name="Table700" style:family="table">
      <style:table-properties style:width="6.293in" fo:margin-left="0in" table:align="left"/>
    </style:style>
    <style:style style:name="TableRow702" style:family="table-row">
      <style:table-row-properties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text-properties style:font-name="Century Gothic" fo:font-weight="bold" style:font-weight-asian="bold" style:font-weight-complex="bold"/>
    </style:style>
    <style:style style:name="P705" style:parent-style-name="Normal" style:family="paragraph">
      <style:text-properties style:font-name="Century Gothic" fo:color="#4472C4"/>
    </style:style>
    <style:style style:name="P706" style:parent-style-name="Normal" style:family="paragraph">
      <style:paragraph-properties fo:margin-bottom="0in" fo:line-height="100%"/>
      <style:text-properties style:font-name="Century Gothic" fo:color="#4472C4"/>
    </style:style>
    <style:style style:name="P707" style:parent-style-name="Normal" style:family="paragraph">
      <style:text-properties style:font-name="Century Gothic" fo:color="#4472C4" style:text-underline-type="single" style:text-underline-style="solid" style:text-underline-width="auto" style:text-underline-mode="continuous"/>
    </style:style>
    <style:style style:name="P708" style:parent-style-name="Normal" style:family="paragraph">
      <style:text-properties style:font-name="Century Gothic" fo:color="#4472C4"/>
    </style:style>
    <style:style style:name="P709" style:parent-style-name="Normal" style:family="paragraph">
      <style:text-properties style:font-name="Century Gothic" fo:color="#4472C4"/>
    </style:style>
    <style:style style:name="T710" style:parent-style-name="Policepardéfaut" style:family="text">
      <style:text-properties style:font-name="Century Gothic" fo:color="#4472C4"/>
    </style:style>
    <style:style style:name="T711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12" style:parent-style-name="Policepardéfaut" style:family="text">
      <style:text-properties style:font-name="Century Gothic" fo:color="#4472C4"/>
    </style:style>
    <style:style style:name="T713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14" style:parent-style-name="Policepardéfaut" style:family="text">
      <style:text-properties style:font-name="Century Gothic" fo:color="#4472C4"/>
    </style:style>
    <style:style style:name="T715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16" style:parent-style-name="Policepardéfaut" style:family="text">
      <style:text-properties style:font-name="Century Gothic" fo:color="#4472C4"/>
    </style:style>
    <style:style style:name="T717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18" style:parent-style-name="Policepardéfaut" style:family="text">
      <style:text-properties style:font-name="Century Gothic" fo:color="#4472C4"/>
    </style:style>
    <style:style style:name="P719" style:parent-style-name="Normal" style:family="paragraph">
      <style:paragraph-properties fo:margin-left="0.4916in" fo:text-indent="0.4916in">
        <style:tab-stops/>
      </style:paragraph-properties>
      <style:text-properties style:font-name="Century Gothic" fo:color="#4472C4"/>
    </style:style>
    <style:style style:name="P720" style:parent-style-name="Normal" style:family="paragraph">
      <style:text-properties style:font-name="Century Gothic" fo:color="#4472C4"/>
    </style:style>
    <style:style style:name="T721" style:parent-style-name="Policepardéfaut" style:family="text">
      <style:text-properties style:font-name="Century Gothic" fo:color="#4472C4"/>
    </style:style>
    <style:style style:name="T722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P723" style:parent-style-name="Normal" style:family="paragraph">
      <style:paragraph-properties fo:text-indent="0.4916in"/>
      <style:text-properties style:font-name="Century Gothic" fo:color="#4472C4"/>
    </style:style>
    <style:style style:name="P724" style:parent-style-name="Normal" style:family="paragraph">
      <style:paragraph-properties fo:text-indent="0.4916in"/>
    </style:style>
    <style:style style:name="T725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26" style:parent-style-name="Policepardéfaut" style:family="text">
      <style:text-properties style:font-name="Century Gothic" fo:color="#4472C4"/>
    </style:style>
    <style:style style:name="T727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28" style:parent-style-name="Policepardéfaut" style:family="text">
      <style:text-properties style:font-name="Century Gothic" fo:color="#4472C4"/>
    </style:style>
    <style:style style:name="T729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30" style:parent-style-name="Policepardéfaut" style:family="text">
      <style:text-properties style:font-name="Century Gothic" fo:color="#4472C4"/>
    </style:style>
    <style:style style:name="T731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32" style:parent-style-name="Policepardéfaut" style:family="text">
      <style:text-properties style:font-name="Century Gothic" fo:color="#4472C4"/>
    </style:style>
    <style:style style:name="P733" style:parent-style-name="Normal" style:family="paragraph">
      <style:paragraph-properties fo:margin-left="0.4916in" fo:text-indent="0.4916in">
        <style:tab-stops/>
      </style:paragraph-properties>
      <style:text-properties style:font-name="Century Gothic" fo:color="#4472C4"/>
    </style:style>
    <style:style style:name="T734" style:parent-style-name="Policepardéfaut" style:family="text">
      <style:text-properties style:font-name="Century Gothic" fo:color="#4472C4"/>
    </style:style>
    <style:style style:name="T735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P736" style:parent-style-name="Normal" style:family="paragraph">
      <style:text-properties style:font-name="Century Gothic" fo:color="#4472C4"/>
    </style:style>
    <style:style style:name="P737" style:parent-style-name="Normal" style:family="paragraph">
      <style:paragraph-properties fo:text-indent="0.4916in"/>
    </style:style>
    <style:style style:name="T738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39" style:parent-style-name="Policepardéfaut" style:family="text">
      <style:text-properties style:font-name="Century Gothic" fo:color="#4472C4"/>
    </style:style>
    <style:style style:name="T740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41" style:parent-style-name="Policepardéfaut" style:family="text">
      <style:text-properties style:font-name="Century Gothic" fo:color="#4472C4"/>
    </style:style>
    <style:style style:name="T742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43" style:parent-style-name="Policepardéfaut" style:family="text">
      <style:text-properties style:font-name="Century Gothic" fo:color="#4472C4"/>
    </style:style>
    <style:style style:name="T744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45" style:parent-style-name="Policepardéfaut" style:family="text">
      <style:text-properties style:font-name="Century Gothic" fo:color="#4472C4"/>
    </style:style>
    <style:style style:name="P746" style:parent-style-name="Normal" style:family="paragraph">
      <style:paragraph-properties fo:text-indent="0.4916in"/>
    </style:style>
    <style:style style:name="T747" style:parent-style-name="Policepardéfaut" style:family="text">
      <style:text-properties style:font-name="Century Gothic" fo:color="#4472C4"/>
    </style:style>
    <style:style style:name="T748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49" style:parent-style-name="Policepardéfaut" style:family="text">
      <style:text-properties style:font-name="Century Gothic" fo:color="#4472C4"/>
    </style:style>
    <style:style style:name="T750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51" style:parent-style-name="Policepardéfaut" style:family="text">
      <style:text-properties style:font-name="Century Gothic" fo:color="#4472C4"/>
    </style:style>
    <style:style style:name="P752" style:parent-style-name="Normal" style:family="paragraph">
      <style:paragraph-properties fo:text-indent="0.4916in"/>
      <style:text-properties style:font-name="Century Gothic" fo:color="#4472C4"/>
    </style:style>
    <style:style style:name="P753" style:parent-style-name="Normal" style:family="paragraph">
      <style:paragraph-properties fo:text-indent="0.4916in"/>
    </style:style>
    <style:style style:name="T754" style:parent-style-name="Policepardéfaut" style:family="text">
      <style:text-properties style:font-name="Century Gothic" fo:color="#4472C4"/>
    </style:style>
    <style:style style:name="T755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56" style:parent-style-name="Policepardéfaut" style:family="text">
      <style:text-properties style:font-name="Century Gothic" fo:color="#4472C4"/>
    </style:style>
    <style:style style:name="T757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P758" style:parent-style-name="Normal" style:family="paragraph">
      <style:paragraph-properties fo:text-indent="0.4916in"/>
      <style:text-properties style:font-name="Century Gothic" fo:color="#4472C4"/>
    </style:style>
    <style:style style:name="P759" style:parent-style-name="Normal" style:family="paragraph">
      <style:paragraph-properties fo:text-indent="0.4916in"/>
    </style:style>
    <style:style style:name="T760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61" style:parent-style-name="Policepardéfaut" style:family="text">
      <style:text-properties style:font-name="Century Gothic" fo:color="#4472C4"/>
    </style:style>
    <style:style style:name="T762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63" style:parent-style-name="Policepardéfaut" style:family="text">
      <style:text-properties style:font-name="Century Gothic" fo:color="#4472C4"/>
    </style:style>
    <style:style style:name="T764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65" style:parent-style-name="Policepardéfaut" style:family="text">
      <style:text-properties style:font-name="Century Gothic" fo:color="#4472C4"/>
    </style:style>
    <style:style style:name="T766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67" style:parent-style-name="Policepardéfaut" style:family="text">
      <style:text-properties style:font-name="Century Gothic" fo:color="#4472C4"/>
    </style:style>
    <style:style style:name="P768" style:parent-style-name="Normal" style:family="paragraph">
      <style:paragraph-properties fo:margin-bottom="0in" fo:line-height="100%" fo:text-indent="0.4916in"/>
      <style:text-properties style:font-name="Century Gothic" fo:color="#4472C4"/>
    </style:style>
    <style:style style:name="T769" style:parent-style-name="Policepardéfaut" style:family="text">
      <style:text-properties style:font-name="Century Gothic" fo:color="#4472C4"/>
    </style:style>
    <style:style style:name="T770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71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P772" style:parent-style-name="Normal" style:family="paragraph">
      <style:paragraph-properties fo:text-indent="0.4916in"/>
      <style:text-properties style:font-name="Century Gothic" fo:color="#4472C4"/>
    </style:style>
    <style:style style:name="P773" style:parent-style-name="Normal" style:family="paragraph">
      <style:paragraph-properties fo:text-indent="0.4916in"/>
    </style:style>
    <style:style style:name="T774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75" style:parent-style-name="Policepardéfaut" style:family="text">
      <style:text-properties style:font-name="Century Gothic" fo:color="#4472C4"/>
    </style:style>
    <style:style style:name="T776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77" style:parent-style-name="Policepardéfaut" style:family="text">
      <style:text-properties style:font-name="Century Gothic" fo:color="#4472C4"/>
    </style:style>
    <style:style style:name="T778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79" style:parent-style-name="Policepardéfaut" style:family="text">
      <style:text-properties style:font-name="Century Gothic" fo:color="#4472C4"/>
    </style:style>
    <style:style style:name="T780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T781" style:parent-style-name="Policepardéfaut" style:family="text">
      <style:text-properties style:font-name="Century Gothic" fo:color="#4472C4"/>
    </style:style>
    <style:style style:name="P782" style:parent-style-name="Normal" style:family="paragraph">
      <style:paragraph-properties fo:margin-left="0.4916in" fo:text-indent="0.4916in">
        <style:tab-stops/>
      </style:paragraph-properties>
      <style:text-properties style:font-name="Century Gothic" fo:color="#4472C4"/>
    </style:style>
    <style:style style:name="P783" style:parent-style-name="Normal" style:family="paragraph">
      <style:paragraph-properties fo:margin-bottom="0in" fo:line-height="100%"/>
    </style:style>
    <style:style style:name="T784" style:parent-style-name="Policepardéfaut" style:family="text">
      <style:text-properties style:font-name="Century Gothic" fo:color="#4472C4"/>
    </style:style>
    <style:style style:name="T785" style:parent-style-name="Policepardéfaut" style:family="text">
      <style:text-properties style:font-name="Century Gothic" fo:color="#4472C4" style:text-underline-type="single" style:text-underline-style="solid" style:text-underline-width="auto" style:text-underline-mode="continuous"/>
    </style:style>
    <style:style style:name="P786" style:parent-style-name="Normal" style:family="paragraph">
      <style:paragraph-properties fo:margin-bottom="0in" fo:line-height="100%"/>
      <style:text-properties style:font-name="Century Gothic" fo:color="#4472C4" style:text-underline-type="single" style:text-underline-style="solid" style:text-underline-width="auto" style:text-underline-mode="continuous"/>
    </style:style>
    <style:style style:name="P787" style:parent-style-name="Normal" style:family="paragraph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88" style:parent-style-name="Normal" style:family="paragraph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89" style:parent-style-name="Normal" style:family="paragraph">
      <style:text-properties style:font-name="Century Gothic"/>
    </style:style>
    <style:style style:name="P790" style:parent-style-name="Paragraphedeliste" style:list-style-name="LFO1" style:family="paragraph">
      <style:text-properties style:font-name="Century Gothic"/>
    </style:style>
    <style:style style:name="P791" style:parent-style-name="Paragraphedeliste" style:list-style-name="LFO1" style:family="paragraph">
      <style:text-properties style:font-name="Century Gothic"/>
    </style:style>
    <style:style style:name="P792" style:parent-style-name="Paragraphedeliste" style:list-style-name="LFO1" style:family="paragraph">
      <style:text-properties style:font-name="Century Gothic"/>
    </style:style>
    <style:style style:name="P793" style:parent-style-name="Paragraphedeliste" style:list-style-name="LFO1" style:family="paragraph">
      <style:text-properties style:font-name="Century Gothic"/>
    </style:style>
    <style:style style:name="P794" style:parent-style-name="Normal" style:family="paragraph">
      <style:text-properties style:font-name="Century Gothic"/>
    </style:style>
    <style:style style:name="P795" style:parent-style-name="Paragraphedeliste" style:list-style-name="LFO1" style:family="paragraph">
      <style:text-properties style:font-name="Century Gothic"/>
    </style:style>
    <style:style style:name="P796" style:parent-style-name="Paragraphedeliste" style:list-style-name="LFO1" style:family="paragraph">
      <style:text-properties style:font-name="Century Gothic"/>
    </style:style>
    <style:style style:name="P797" style:parent-style-name="Paragraphedeliste" style:list-style-name="LFO1" style:family="paragraph"/>
    <style:style style:name="T798" style:parent-style-name="Policepardéfaut" style:family="text">
      <style:text-properties style:font-name="Century Gothic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TD1</text:p>
          </table:table-cell>
        </table:table-row>
      </table:table>
      <text:p text:style-name="P7"/>
      <text:p text:style-name="P8">Exercice 1 :</text:p>
      <text:p text:style-name="Normal"><text:span text:style-name="T9"><draw:frame draw:z-index="251659264" draw:id="id0" draw:style-name="a0" draw:name="Zone de texte 2" text:anchor-type="paragraph" svg:x="2.21389in" svg:y="0.31951in" svg:width="4.79167in" svg:height="3.01042in" style:rel-width="scale" style:rel-height="scale"><draw:text-box><text:p text:style-name="P10">Complétez le tableau suivant :</text:p><table:table table:style-name="Table11"><table:table-columns><table:table-column table:style-name="TableColumn12"/><table:table-column table:style-name="TableColumn13"/><table:table-column table:style-name="TableColumn14"/><table:table-column table:style-name="TableColumn15"/><table:table-column table:style-name="TableColumn16"/><table:table-column table:style-name="TableColumn17"/></table:table-columns><table:table-row table:style-name="TableRow18"><table:table-cell table:style-name="TableCell19"><text:p text:style-name="P20"/></table:table-cell><table:table-cell table:style-name="TableCell21"><text:p text:style-name="P22">A</text:p></table:table-cell><table:table-cell table:style-name="TableCell23"><text:p text:style-name="P24">B</text:p></table:table-cell><table:table-cell table:style-name="TableCell25"><text:p text:style-name="P26">C</text:p></table:table-cell><table:table-cell table:style-name="TableCell27"><text:p text:style-name="P28">P1</text:p></table:table-cell><table:table-cell table:style-name="TableCell29"><text:p text:style-name="P30">P2</text:p></table:table-cell></table:table-row><table:table-row table:style-name="TableRow31"><table:table-cell table:style-name="TableCell32"><text:p text:style-name="P33">Init</text:p></table:table-cell><table:table-cell table:style-name="TableCell34"><text:p text:style-name="P35">1</text:p></table:table-cell><table:table-cell table:style-name="TableCell36"><text:p text:style-name="P37">2</text:p></table:table-cell><table:table-cell table:style-name="TableCell38"><text:p text:style-name="P39">3</text:p></table:table-cell><table:table-cell table:style-name="TableCell40"><text:p text:style-name="P41">/</text:p></table:table-cell><table:table-cell table:style-name="TableCell42"><text:p text:style-name="P43">/</text:p></table:table-cell></table:table-row><table:table-row table:style-name="TableRow44"><table:table-cell table:style-name="TableCell45"><text:p text:style-name="P46"><text:span text:style-name="T47">P1=&amp;A</text:span></text:p></table:table-cell><table:table-cell table:style-name="TableCell48"><text:p text:style-name="P49">1</text:p></table:table-cell><table:table-cell table:style-name="TableCell50"><text:p text:style-name="P51">2</text:p></table:table-cell><table:table-cell table:style-name="TableCell52"><text:p text:style-name="P53">3</text:p></table:table-cell><table:table-cell table:style-name="TableCell54"><text:p text:style-name="P55">&amp;A</text:p></table:table-cell><table:table-cell table:style-name="TableCell56"><text:p text:style-name="P57">/</text:p></table:table-cell></table:table-row><table:table-row table:style-name="TableRow58"><table:table-cell table:style-name="TableCell59"><text:p text:style-name="P60"><text:span text:style-name="T61">P2=&amp;C</text:span></text:p></table:table-cell><table:table-cell table:style-name="TableCell62"><text:p text:style-name="P63">1</text:p></table:table-cell><table:table-cell table:style-name="TableCell64"><text:p text:style-name="P65">2</text:p></table:table-cell><table:table-cell table:style-name="TableCell66"><text:p text:style-name="P67">3</text:p></table:table-cell><table:table-cell table:style-name="TableCell68"><text:p text:style-name="P69">&amp;A</text:p></table:table-cell><table:table-cell table:style-name="TableCell70"><text:p text:style-name="P71">&amp;C</text:p></table:table-cell></table:table-row><table:table-row table:style-name="TableRow72"><table:table-cell table:style-name="TableCell73"><text:p text:style-name="P74"><text:span text:style-name="T75">*P1=(*P2)++</text:span></text:p></table:table-cell><table:table-cell table:style-name="TableCell76"><text:p text:style-name="P77">3</text:p></table:table-cell><table:table-cell table:style-name="TableCell78"><text:p text:style-name="P79">2</text:p></table:table-cell><table:table-cell table:style-name="TableCell80"><text:p text:style-name="P81">4</text:p></table:table-cell><table:table-cell table:style-name="TableCell82"><text:p text:style-name="P83">&amp;A</text:p></table:table-cell><table:table-cell table:style-name="TableCell84"><text:p text:style-name="P85">&amp;C</text:p></table:table-cell></table:table-row><table:table-row table:style-name="TableRow86"><table:table-cell table:style-name="TableCell87"><text:p text:style-name="P88"><text:span text:style-name="T89">P1=P2</text:span></text:p></table:table-cell><table:table-cell table:style-name="TableCell90"><text:p text:style-name="P91">3</text:p></table:table-cell><table:table-cell table:style-name="TableCell92"><text:p text:style-name="P93">2</text:p></table:table-cell><table:table-cell table:style-name="TableCell94"><text:p text:style-name="P95">4</text:p></table:table-cell><table:table-cell table:style-name="TableCell96"><text:p text:style-name="P97">&amp;C</text:p></table:table-cell><table:table-cell table:style-name="TableCell98"><text:p text:style-name="P99">&amp;C</text:p></table:table-cell></table:table-row><table:table-row table:style-name="TableRow100"><table:table-cell table:style-name="TableCell101"><text:p text:style-name="P102"><text:span text:style-name="T103">P2=&amp;B</text:span></text:p></table:table-cell><table:table-cell table:style-name="TableCell104"><text:p text:style-name="P105">3</text:p></table:table-cell><table:table-cell table:style-name="TableCell106"><text:p text:style-name="P107">2</text:p></table:table-cell><table:table-cell table:style-name="TableCell108"><text:p text:style-name="P109">4</text:p></table:table-cell><table:table-cell table:style-name="TableCell110"><text:p text:style-name="P111">&amp;C</text:p></table:table-cell><table:table-cell table:style-name="TableCell112"><text:p text:style-name="P113">&amp;B</text:p></table:table-cell></table:table-row><table:table-row table:style-name="TableRow114"><table:table-cell table:style-name="TableCell115"><text:p text:style-name="P116"><text:span text:style-name="T117">*P1-=*P2</text:span></text:p></table:table-cell><table:table-cell table:style-name="TableCell118"><text:p text:style-name="P119">3</text:p></table:table-cell><table:table-cell table:style-name="TableCell120"><text:p text:style-name="P121">2</text:p></table:table-cell><table:table-cell table:style-name="TableCell122"><text:p text:style-name="P123">2</text:p></table:table-cell><table:table-cell table:style-name="TableCell124"><text:p text:style-name="P125">&amp;C</text:p></table:table-cell><table:table-cell table:style-name="TableCell126"><text:p text:style-name="P127">&amp;B</text:p></table:table-cell></table:table-row><table:table-row table:style-name="TableRow128"><table:table-cell table:style-name="TableCell129"><text:p text:style-name="P130"><text:span text:style-name="T131">++*P2</text:span></text:p></table:table-cell><table:table-cell table:style-name="TableCell132"><text:p text:style-name="P133">3</text:p></table:table-cell><table:table-cell table:style-name="TableCell134"><text:p text:style-name="P135">3</text:p></table:table-cell><table:table-cell table:style-name="TableCell136"><text:p text:style-name="P137">2</text:p></table:table-cell><table:table-cell table:style-name="TableCell138"><text:p text:style-name="P139">&amp;C</text:p></table:table-cell><table:table-cell table:style-name="TableCell140"><text:p text:style-name="P141">&amp;B</text:p></table:table-cell></table:table-row><table:table-row table:style-name="TableRow142"><table:table-cell table:style-name="TableCell143"><text:p text:style-name="P144"><text:span text:style-name="T145">*P1*=*P2</text:span></text:p></table:table-cell><table:table-cell table:style-name="TableCell146"><text:p text:style-name="P147">3</text:p></table:table-cell><table:table-cell table:style-name="TableCell148"><text:p text:style-name="P149">3</text:p></table:table-cell><table:table-cell table:style-name="TableCell150"><text:p text:style-name="P151">6</text:p></table:table-cell><table:table-cell table:style-name="TableCell152"><text:p text:style-name="P153">&amp;C</text:p></table:table-cell><table:table-cell table:style-name="TableCell154"><text:p text:style-name="P155">&amp;B</text:p></table:table-cell></table:table-row><table:table-row table:style-name="TableRow156"><table:table-cell table:style-name="TableCell157"><text:p text:style-name="P158"><text:span text:style-name="T159">A=++*P2**P1</text:span></text:p></table:table-cell><table:table-cell table:style-name="TableCell160"><text:p text:style-name="P161">24</text:p></table:table-cell><table:table-cell table:style-name="TableCell162"><text:p text:style-name="P163">4</text:p></table:table-cell><table:table-cell table:style-name="TableCell164"><text:p text:style-name="P165">6</text:p></table:table-cell><table:table-cell table:style-name="TableCell166"><text:p text:style-name="P167">&amp;C</text:p></table:table-cell><table:table-cell table:style-name="TableCell168"><text:p text:style-name="P169">&amp;B</text:p></table:table-cell></table:table-row><table:table-row table:style-name="TableRow170"><table:table-cell table:style-name="TableCell171"><text:p text:style-name="P172"><text:span text:style-name="T173">P1=&amp;A</text:span></text:p></table:table-cell><table:table-cell table:style-name="TableCell174"><text:p text:style-name="P175">24</text:p></table:table-cell><table:table-cell table:style-name="TableCell176"><text:p text:style-name="P177">4</text:p></table:table-cell><table:table-cell table:style-name="TableCell178"><text:p text:style-name="P179">6</text:p></table:table-cell><table:table-cell table:style-name="TableCell180"><text:p text:style-name="P181">&amp;A</text:p></table:table-cell><table:table-cell table:style-name="TableCell182"><text:p text:style-name="P183">&amp;B</text:p></table:table-cell></table:table-row><table:table-row table:style-name="TableRow184"><table:table-cell table:style-name="TableCell185"><text:p text:style-name="P186"><text:span text:style-name="T187">*P2=*P1/=*P2</text:span></text:p></table:table-cell><table:table-cell table:style-name="TableCell188"><text:p text:style-name="P189">6</text:p></table:table-cell><table:table-cell table:style-name="TableCell190"><text:p text:style-name="P191">6</text:p></table:table-cell><table:table-cell table:style-name="TableCell192"><text:p text:style-name="P193">6</text:p></table:table-cell><table:table-cell table:style-name="TableCell194"><text:p text:style-name="P195">&amp;A</text:p></table:table-cell><table:table-cell table:style-name="TableCell196"><text:p text:style-name="P197">&amp;B</text:p></table:table-cell></table:table-row></table:table><text:p text:style-name="P198"/></draw:text-box><svg:title/><svg:desc/></draw:frame></text:span></text:p>
      <table:table table:style-name="Table199">
        <table:table-columns>
          <table:table-column table:style-name="TableColumn200"/>
        </table:table-columns>
        <table:table-row table:style-name="TableRow201">
          <table:table-cell table:style-name="TableCell202">
            <text:p text:style-name="P203"><text:span text:style-name="T204">int</text:span><text:span text:style-name="T205"><text:s/>main</text:span><text:span text:style-name="T206">()</text:span><text:span text:style-name="T207"><text:s/></text:span><text:span text:style-name="T208">{</text:span></text:p>
            <text:p text:style-name="P209"><text:span text:style-name="T210"><text:s text:c="4"/></text:span><text:span text:style-name="T211">int</text:span><text:span text:style-name="T212"><text:s/>A<text:s/></text:span><text:span text:style-name="T213">=</text:span><text:span text:style-name="T214"><text:s/></text:span><text:span text:style-name="T215">1</text:span><text:span text:style-name="T216">;</text:span></text:p>
            <text:p text:style-name="P217"><text:span text:style-name="T218"><text:s text:c="4"/></text:span><text:span text:style-name="T219">int</text:span><text:span text:style-name="T220"><text:s/>B<text:s/></text:span><text:span text:style-name="T221">=</text:span><text:span text:style-name="T222"><text:s/></text:span><text:span text:style-name="T223">2</text:span><text:span text:style-name="T224">;</text:span></text:p>
            <text:p text:style-name="P225"><text:span text:style-name="T226"><text:s text:c="4"/></text:span><text:span text:style-name="T227">int</text:span><text:span text:style-name="T228"><text:s/>C<text:s/></text:span><text:span text:style-name="T229">=</text:span><text:span text:style-name="T230"><text:s/></text:span><text:span text:style-name="T231">3</text:span><text:span text:style-name="T232">;</text:span></text:p>
            <text:p text:style-name="P233"><text:span text:style-name="T234"><text:s text:c="4"/></text:span><text:span text:style-name="T235">int</text:span><text:span text:style-name="T236"><text:s/></text:span><text:span text:style-name="T237">*</text:span><text:span text:style-name="T238">P1</text:span><text:span text:style-name="T239">,</text:span><text:span text:style-name="T240"><text:s/></text:span><text:span text:style-name="T241">*</text:span><text:span text:style-name="T242">P2</text:span><text:span text:style-name="T243">;</text:span></text:p>
            <text:p text:style-name="P244"><text:span text:style-name="T245"><text:s text:c="4"/>P1</text:span><text:span text:style-name="T246">=&amp;</text:span><text:span text:style-name="T247">A</text:span><text:span text:style-name="T248">;</text:span></text:p>
            <text:p text:style-name="P249"><text:span text:style-name="T250"><text:s text:c="4"/>P2</text:span><text:span text:style-name="T251">=&amp;</text:span><text:span text:style-name="T252">C</text:span><text:span text:style-name="T253">;</text:span></text:p>
            <text:p text:style-name="P254"><text:span text:style-name="T255"><text:s text:c="4"/></text:span><text:span text:style-name="T256">*</text:span><text:span text:style-name="T257">P1</text:span><text:span text:style-name="T258">=(*</text:span><text:span text:style-name="T259">P2</text:span><text:span text:style-name="T260">)++;</text:span></text:p>
            <text:p text:style-name="P261"><text:span text:style-name="T262"><text:s text:c="4"/>P1</text:span><text:span text:style-name="T263">=</text:span><text:span text:style-name="T264">P2</text:span><text:span text:style-name="T265">;</text:span></text:p>
            <text:p text:style-name="P266"><text:span text:style-name="T267"><text:s text:c="4"/>P2</text:span><text:span text:style-name="T268">=&amp;</text:span><text:span text:style-name="T269">B</text:span><text:span text:style-name="T270">;</text:span></text:p>
            <text:p text:style-name="P271"><text:span text:style-name="T272"><text:s text:c="4"/></text:span><text:span text:style-name="T273">*</text:span><text:span text:style-name="T274">P1</text:span><text:span text:style-name="T275">-=*</text:span><text:span text:style-name="T276">P2</text:span><text:span text:style-name="T277">;</text:span></text:p>
            <text:p text:style-name="P278"><text:span text:style-name="T279"><text:s text:c="4"/></text:span><text:span text:style-name="T280">++*</text:span><text:span text:style-name="T281">P2</text:span><text:span text:style-name="T282">;</text:span></text:p>
            <text:p text:style-name="P283"><text:span text:style-name="T284"><text:s text:c="4"/></text:span><text:span text:style-name="T285">*</text:span><text:span text:style-name="T286">P1</text:span><text:span text:style-name="T287">*=*</text:span><text:span text:style-name="T288">P2</text:span><text:span text:style-name="T289">;</text:span></text:p>
            <text:p text:style-name="P290"><text:span text:style-name="T291"><text:s text:c="4"/>A</text:span><text:span text:style-name="T292">=++*</text:span><text:span text:style-name="T293">P2</text:span><text:span text:style-name="T294">**</text:span><text:span text:style-name="T295">P1</text:span><text:span text:style-name="T296">;</text:span></text:p>
            <text:p text:style-name="P297"><text:span text:style-name="T298"><text:s text:c="4"/>P1</text:span><text:span text:style-name="T299">=&amp;</text:span><text:span text:style-name="T300">A</text:span><text:span text:style-name="T301">;</text:span></text:p>
            <text:p text:style-name="P302"><text:span text:style-name="T303"><text:s text:c="4"/></text:span><text:span text:style-name="T304">*</text:span><text:span text:style-name="T305">P2</text:span><text:span text:style-name="T306">=*</text:span><text:span text:style-name="T307">P1</text:span><text:span text:style-name="T308">/=*</text:span><text:span text:style-name="T309">P2</text:span><text:span text:style-name="T310">;</text:span></text:p>
            <text:p text:style-name="P311"><text:span text:style-name="T312"><text:s text:c="4"/></text:span><text:span text:style-name="T313">return</text:span><text:span text:style-name="T314"><text:s/></text:span><text:span text:style-name="T315">0</text:span><text:span text:style-name="T316">;</text:span></text:p>
            <text:p text:style-name="P317"><text:span text:style-name="T318">}</text:span></text:p>
            <text:p text:style-name="P319"/>
          </table:table-cell>
        </table:table-row>
      </table:table>
      <text:p text:style-name="P320"/>
      <text:p text:style-name="P321">Exercice 2 :<text:s/></text:p>
      <text:p text:style-name="P322"/>
      <text:p text:style-name="Normal"><text:span text:style-name="T323">Soit P un pointeur qui 'pointe' sur un tableau A :<text:s/></text:span></text:p>
      <table:table table:style-name="Table324">
        <table:table-columns>
          <table:table-column table:style-name="TableColumn325"/>
        </table:table-columns>
        <table:table-row table:style-name="TableRow326">
          <table:table-cell table:style-name="TableCell327">
            <text:p text:style-name="P328"><text:span text:style-name="T329">int</text:span><text:span text:style-name="T330"><text:s/>main</text:span><text:span text:style-name="T331">()</text:span><text:span text:style-name="T332"><text:s/></text:span><text:span text:style-name="T333">{</text:span></text:p>
            <text:p text:style-name="P334"><text:span text:style-name="T335"><text:s text:c="4"/></text:span><text:span text:style-name="T336">int</text:span><text:span text:style-name="T337"><text:s/>A</text:span><text:span text:style-name="T338">[]</text:span><text:span text:style-name="T339"><text:s/></text:span><text:span text:style-name="T340">=</text:span><text:span text:style-name="T341"><text:s/></text:span><text:span text:style-name="T342">{</text:span><text:span text:style-name="T343">12</text:span><text:span text:style-name="T344">,</text:span><text:span text:style-name="T345"><text:s/></text:span><text:span text:style-name="T346">23</text:span><text:span text:style-name="T347">,</text:span><text:span text:style-name="T348"><text:s/></text:span><text:span text:style-name="T349">34</text:span><text:span text:style-name="T350">,</text:span><text:span text:style-name="T351"><text:s/></text:span><text:span text:style-name="T352">45</text:span><text:span text:style-name="T353">,</text:span><text:span text:style-name="T354"><text:s/></text:span><text:span text:style-name="T355">56</text:span><text:span text:style-name="T356">,</text:span><text:span text:style-name="T357"><text:s/></text:span><text:span text:style-name="T358">67</text:span><text:span text:style-name="T359">,</text:span><text:span text:style-name="T360"><text:s/></text:span><text:span text:style-name="T361">78</text:span><text:span text:style-name="T362">,</text:span><text:span text:style-name="T363"><text:s/></text:span><text:span text:style-name="T364">89</text:span><text:span text:style-name="T365">,</text:span><text:span text:style-name="T366"><text:s/></text:span><text:span text:style-name="T367">90</text:span><text:span text:style-name="T368">};</text:span></text:p>
            <text:p text:style-name="P369"><text:span text:style-name="T370"><text:s text:c="4"/></text:span><text:span text:style-name="T371">int</text:span><text:span text:style-name="T372"><text:s/></text:span><text:span text:style-name="T373">*</text:span><text:span text:style-name="T374">P</text:span><text:span text:style-name="T375">;</text:span></text:p>
            <text:p text:style-name="P376"><text:span text:style-name="T377"><text:s text:c="4"/>P<text:s/></text:span><text:span text:style-name="T378">=</text:span><text:span text:style-name="T379"><text:s/>A</text:span><text:span text:style-name="T380">;</text:span></text:p>
            <text:p text:style-name="P381"><text:span text:style-name="T382"><text:s text:c="4"/></text:span><text:span text:style-name="T383">return</text:span><text:span text:style-name="T384"><text:s/></text:span><text:span text:style-name="T385">0</text:span><text:span text:style-name="T386">;</text:span></text:p>
            <text:p text:style-name="P387"><text:span text:style-name="T388">}</text:span></text:p>
            <text:p text:style-name="P389"/>
          </table:table-cell>
        </table:table-row>
      </table:table>
      <text:p text:style-name="P390"/>
      <text:p text:style-name="Normal"><text:span text:style-name="T391">Quelles valeurs ou adresses fournissent ces expressions :<text:s/></text:span></text:p>
      <table:table table:style-name="Table392">
        <table:table-columns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>
            <text:p text:style-name="P397"><text:span text:style-name="T398">*P+2</text:span></text:p>
          </table:table-cell>
          <table:table-cell table:style-name="TableCell399">
            <text:p text:style-name="P400">14</text:p>
          </table:table-cell>
        </table:table-row>
        <table:table-row table:style-name="TableRow401">
          <table:table-cell table:style-name="TableCell402">
            <text:p text:style-name="P403"><text:span text:style-name="T404">*(P+2)</text:span></text:p>
          </table:table-cell>
          <table:table-cell table:style-name="TableCell405">
            <text:p text:style-name="P406">34</text:p>
          </table:table-cell>
        </table:table-row>
        <table:table-row table:style-name="TableRow407">
          <table:table-cell table:style-name="TableCell408">
            <text:p text:style-name="P409"><text:span text:style-name="T410">&amp;P+1</text:span></text:p>
          </table:table-cell>
          <table:table-cell table:style-name="TableCell411">
            <text:p text:style-name="P412">rarement utiliser l’adresse d’un pointeur</text:p>
          </table:table-cell>
        </table:table-row>
        <table:table-row table:style-name="TableRow413">
          <table:table-cell table:style-name="TableCell414">
            <text:p text:style-name="P415"><text:span text:style-name="T416">&amp;A[4]-3</text:span></text:p>
          </table:table-cell>
          <table:table-cell table:style-name="TableCell417">
            <text:p text:style-name="P418">une adresse de la composante A[1]</text:p>
          </table:table-cell>
        </table:table-row>
        <table:table-row table:style-name="TableRow419">
          <table:table-cell table:style-name="TableCell420">
            <text:p text:style-name="P421"><text:span text:style-name="T422">A+3</text:span></text:p>
          </table:table-cell>
          <table:table-cell table:style-name="TableCell423">
            <text:p text:style-name="P424">une adresse de la composante A[3]</text:p>
          </table:table-cell>
        </table:table-row>
        <table:table-row table:style-name="TableRow425">
          <table:table-cell table:style-name="TableCell426">
            <text:p text:style-name="P427"><text:span text:style-name="T428">&amp;A[7]-P</text:span></text:p>
          </table:table-cell>
          <table:table-cell table:style-name="TableCell429">
            <text:p text:style-name="P430">valeur indice 7</text:p>
          </table:table-cell>
        </table:table-row>
        <table:table-row table:style-name="TableRow431">
          <table:table-cell table:style-name="TableCell432">
            <text:p text:style-name="P433"><text:span text:style-name="T434">P+(*P-10)</text:span></text:p>
          </table:table-cell>
          <table:table-cell table:style-name="TableCell435">
            <text:p text:style-name="P436">une adresse</text:p>
          </table:table-cell>
        </table:table-row>
        <table:table-row table:style-name="TableRow437">
          <table:table-cell table:style-name="TableCell438">
            <text:p text:style-name="P439"><text:span text:style-name="T440">*(P+*(P+8)-A[7])</text:span></text:p>
          </table:table-cell>
          <table:table-cell table:style-name="TableCell441">
            <text:p text:style-name="P442">23</text:p>
          </table:table-cell>
        </table:table-row>
      </table:table>
      <text:p text:style-name="P443"/>
      <text:p text:style-name="P444"/>
      <text:p text:style-name="P445"/>
      <text:p text:style-name="P446">Exercice 3 :</text:p>
      <text:p text:style-name="P447"/>
      <text:p text:style-name="P448">On considère le programme suivant : <text:s/></text:p>
      <table:table table:style-name="Table449">
        <table:table-columns>
          <table:table-column table:style-name="TableColumn450"/>
        </table:table-columns>
        <table:table-row table:style-name="TableRow451">
          <table:table-cell table:style-name="TableCell452">
            <text:p text:style-name="P453">#include &lt;stdio.h&gt;</text:p>
            <text:p text:style-name="P454"><text:span text:style-name="T455">int</text:span><text:span text:style-name="T456"><text:s/>main</text:span><text:span text:style-name="T457">()</text:span><text:span text:style-name="T458"><text:s/></text:span><text:span text:style-name="T459">{</text:span></text:p>
            <text:p text:style-name="P460"><text:span text:style-name="T461"><text:s text:c="4"/></text:span><text:span text:style-name="T462">int</text:span><text:span text:style-name="T463"><text:s/></text:span><text:span text:style-name="T464">*</text:span><text:span text:style-name="T465">ad1</text:span><text:span text:style-name="T466">,</text:span><text:span text:style-name="T467"><text:s/></text:span><text:span text:style-name="T468">*</text:span><text:span text:style-name="T469">ad2</text:span><text:span text:style-name="T470">,</text:span><text:span text:style-name="T471"><text:s/></text:span><text:span text:style-name="T472">*</text:span><text:span text:style-name="T473">ad3</text:span><text:span text:style-name="T474">;</text:span></text:p>
            <text:p text:style-name="P475"><text:span text:style-name="T476"><text:s text:c="4"/></text:span><text:span text:style-name="T477">int</text:span><text:span text:style-name="T478"><text:s/>n<text:s/></text:span><text:span text:style-name="T479">=</text:span><text:span text:style-name="T480"><text:s/></text:span><text:span text:style-name="T481">10</text:span><text:span text:style-name="T482">,</text:span><text:span text:style-name="T483"><text:s/>p<text:s/></text:span><text:span text:style-name="T484">=</text:span><text:span text:style-name="T485">20</text:span><text:span text:style-name="T486">;</text:span></text:p>
            <text:p text:style-name="P487"><text:span text:style-name="T488"><text:s text:c="4"/>ad1<text:s/></text:span><text:span text:style-name="T489">=</text:span><text:span text:style-name="T490"><text:s/></text:span><text:span text:style-name="T491">&amp;</text:span><text:span text:style-name="T492">n</text:span><text:span text:style-name="T493">;</text:span></text:p>
            <text:p text:style-name="P494"><text:span text:style-name="T495"><text:s text:c="4"/>ad2<text:s/></text:span><text:span text:style-name="T496">=</text:span><text:span text:style-name="T497"><text:s/></text:span><text:span text:style-name="T498">&amp;</text:span><text:span text:style-name="T499">p</text:span><text:span text:style-name="T500">;</text:span></text:p>
            <text:p text:style-name="P501"><text:span text:style-name="T502"><text:s text:c="4"/></text:span><text:span text:style-name="T503">*</text:span><text:span text:style-name="T504">ad1<text:s/></text:span><text:span text:style-name="T505">=</text:span><text:span text:style-name="T506"><text:s/></text:span><text:span text:style-name="T507">3</text:span><text:span text:style-name="T508">;</text:span></text:p>
            <text:p text:style-name="P509"><text:span text:style-name="T510"><text:s text:c="4"/></text:span><text:span text:style-name="T511">*</text:span><text:span text:style-name="T512">ad2<text:s/></text:span><text:span text:style-name="T513">=</text:span><text:span text:style-name="T514"><text:s/></text:span><text:span text:style-name="T515">*</text:span><text:span text:style-name="T516">ad1<text:s/></text:span><text:span text:style-name="T517">+</text:span><text:span text:style-name="T518"><text:s/>ad2<text:s/></text:span><text:span text:style-name="T519">+</text:span><text:span text:style-name="T520"><text:s/>p</text:span><text:span text:style-name="T521">;</text:span></text:p>
            <text:p text:style-name="P522"><text:span text:style-name="T523"><text:s text:c="5"/></text:span><text:span text:style-name="T524">*</text:span><text:span text:style-name="T525">ad3<text:s/></text:span><text:span text:style-name="T526">=</text:span><text:span text:style-name="T527"><text:s/></text:span><text:span text:style-name="T528">NULL</text:span><text:span text:style-name="T529">;</text:span><text:span text:style-name="T530"><text:s/></text:span><text:span text:style-name="T531">=&gt; correction de l’erreur</text:span></text:p>
            <text:p text:style-name="P532"><text:span text:style-name="T533"><text:s text:c="4"/>printf</text:span><text:span text:style-name="T534">(</text:span><text:span text:style-name="T535">"n = %d, p = %d\n"</text:span><text:span text:style-name="T536">,</text:span><text:span text:style-name="T537"><text:s/>n</text:span><text:span text:style-name="T538">,</text:span><text:span text:style-name="T539"><text:s/>p</text:span><text:span text:style-name="T540">);</text:span></text:p>
            <text:p text:style-name="P541"><text:span text:style-name="T542"><text:s text:c="4"/>printf</text:span><text:span text:style-name="T543">(</text:span><text:span text:style-name="T544">"ad1 = %d, *ad2 = %d\n"</text:span><text:span text:style-name="T545">,</text:span><text:span text:style-name="T546"><text:s/></text:span><text:span text:style-name="T547">*</text:span><text:span text:style-name="T548">ad1</text:span><text:span text:style-name="T549">,</text:span><text:span text:style-name="T550"><text:s/></text:span><text:span text:style-name="T551">*</text:span><text:span text:style-name="T552">ad2</text:span><text:span text:style-name="T553">);</text:span></text:p>
            <text:p text:style-name="P554"><text:span text:style-name="T555"><text:s text:c="4"/>printf</text:span><text:span text:style-name="T556">(</text:span><text:span text:style-name="T557">"adresse de n = <text:s/>%p\n"</text:span><text:span text:style-name="T558">,</text:span><text:span text:style-name="T559"><text:s/></text:span><text:span text:style-name="T560">&amp;</text:span><text:span text:style-name="T561">n</text:span><text:span text:style-name="T562">);</text:span></text:p>
            <text:p text:style-name="P563"><text:span text:style-name="T564"><text:s text:c="4"/>printf</text:span><text:span text:style-name="T565">(</text:span><text:span text:style-name="T566">"valeur de ad1 = <text:s/>%d\n"</text:span><text:span text:style-name="T567">,</text:span><text:span text:style-name="T568"><text:s/>ad1</text:span><text:span text:style-name="T569">);</text:span></text:p>
            <text:p text:style-name="P570"><text:span text:style-name="T571"><text:s text:c="4"/>printf</text:span><text:span text:style-name="T572">(</text:span><text:span text:style-name="T573">"adresse de ad1 = <text:s/>%p\n"</text:span><text:span text:style-name="T574">,</text:span><text:span text:style-name="T575"><text:s/></text:span><text:span text:style-name="T576">&amp;</text:span><text:span text:style-name="T577">ad1</text:span><text:span text:style-name="T578">);</text:span></text:p>
            <text:p text:style-name="P579"><text:span text:style-name="T580"><text:s text:c="4"/></text:span><text:span text:style-name="T581">*</text:span><text:span text:style-name="T582">ad3<text:s/></text:span><text:span text:style-name="T583">=</text:span><text:span text:style-name="T584"><text:s/>ad2</text:span><text:span text:style-name="T585">;</text:span><text:span text:style-name="T586"><text:s/>=&gt; erreur</text:span></text:p>
            <text:p text:style-name="P587"><text:span text:style-name="T588"><text:s text:c="4"/>printf</text:span><text:span text:style-name="T589">(</text:span><text:span text:style-name="T590">"ad2 = %d, *ad3 = %d\n"</text:span><text:span text:style-name="T591">,</text:span><text:span text:style-name="T592"><text:s/></text:span><text:span text:style-name="T593">*</text:span><text:span text:style-name="T594">ad2</text:span><text:span text:style-name="T595">,</text:span><text:span text:style-name="T596"><text:s/></text:span><text:span text:style-name="T597">*</text:span><text:span text:style-name="T598">ad3</text:span><text:span text:style-name="T599">);</text:span></text:p>
            <text:p text:style-name="P600"><text:span text:style-name="T601"><text:s text:c="4"/></text:span><text:span text:style-name="T602">return</text:span><text:span text:style-name="T603"><text:s/></text:span><text:span text:style-name="T604">0</text:span><text:span text:style-name="T605">;</text:span></text:p>
            <text:p text:style-name="P606"><text:span text:style-name="T607">}</text:span></text:p>
            <text:p text:style-name="P608"/>
          </table:table-cell>
        </table:table-row>
      </table:table>
      <text:p text:style-name="P609"/>
      <text:p text:style-name="P610"/>
      <text:p text:style-name="P611">Ce programme est syntaxiquement correct mais ne marche pas à l’exécution. Pourquoi ?</text:p>
      <text:p text:style-name="P612"/>
      <text:p text:style-name="P613"><text:span text:style-name="T614">*ad3</text:span><text:span text:style-name="T615"><text:s/>n’est pas initialisé. Attention un pointeur doit être<text:s/></text:span><text:span text:style-name="T616">initialisé pour ne pas faire des dégâts. Ici,<text:s/></text:span><text:span text:style-name="T617">*ad3<text:s/></text:span><text:span text:style-name="T618">doit être initialisé à</text:span><text:span text:style-name="T619"><text:s/>NULL.</text:span></text:p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>Exercice 4 :</text:p>
      <text:p text:style-name="P634">On dit qu’un nombre est parfait si la somme de ses diviseurs positifs est égale au nombre lui-même. Ecrire un algorithme qui permet de<text:s/>reconnaître si un nombre lu au clavier est parfait.<text:s/></text:p>
      <text:p text:style-name="P635">Lister un certain nombre (en TP).</text:p>
      <text:p text:style-name="P636"/>
      <table:table table:style-name="Table637">
        <table:table-columns>
          <table:table-column table:style-name="TableColumn638"/>
        </table:table-columns>
        <table:table-row table:style-name="TableRow639">
          <table:table-cell table:style-name="TableCell640">
            <text:p text:style-name="P641">Algorithme Nombre Parfait ;</text:p>
            <text:p text:style-name="P642">Entier : nb, somme, i ;</text:p>
            <text:p text:style-name="P643">Début :</text:p>
            <text:p text:style-name="P644"><text:tab/>afficher (« Entrez un nombre entier) ;</text:p>
            <text:p text:style-name="P645"><text:tab/>lire(nb) ;</text:p>
            <text:p text:style-name="P646">somme &lt;- 1 ;</text:p>
            <text:p text:style-name="P647"><text:span text:style-name="T648">Pour</text:span><text:span text:style-name="T649"><text:s/>i<text:s/></text:span><text:span text:style-name="T650">allant</text:span><text:span text:style-name="T651"><text:s/></text:span><text:span text:style-name="T652">de</text:span><text:span text:style-name="T653"><text:s/>1<text:s/></text:span><text:span text:style-name="T654">à</text:span><text:span text:style-name="T655"><text:s/>nb </text:span><text:span text:style-name="T656">faire</text:span><text:span text:style-name="T657">:</text:span></text:p>
            <text:p text:style-name="P658"><text:span text:style-name="T659"><text:tab/></text:span><text:span text:style-name="T660">Si</text:span><text:span text:style-name="T661"><text:s/>nb % i<text:s/></text:span><text:span text:style-name="T662">= 0 </text:span><text:span text:style-name="T663">alors</text:span><text:span text:style-name="T664">:</text:span></text:p>
            <text:p text:style-name="P665"><text:tab/><text:tab/>somme &lt;- somme + i ;</text:p>
            <text:p text:style-name="P666"><text:span text:style-name="T667"><text:tab/></text:span><text:span text:style-name="T668">Fin Si</text:span></text:p>
            <text:p text:style-name="P669">Fin Pour</text:p>
            <text:p text:style-name="P670"><text:span text:style-name="T671">Si</text:span><text:span text:style-name="T672"><text:s/>nb = somme<text:s/></text:span><text:span text:style-name="T673">alors</text:span><text:span text:style-name="T674"> :</text:span></text:p>
            <text:p text:style-name="P675"><text:tab/>afficher(« ce nombre est parfait ») ;</text:p>
            <text:p text:style-name="P676"><text:span text:style-name="T677">Sinon</text:span><text:span text:style-name="T678"> :</text:span></text:p>
            <text:p text:style-name="P679"><text:tab/>afficher(« ce nombre n’est pas parfait ») ;</text:p>
            <text:p text:style-name="P680">Fin Si</text:p>
            <text:p text:style-name="P681">Fin</text:p>
            <text:p text:style-name="P682"/>
          </table:table-cell>
        </table:table-row>
      </table:table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soft-page-break/>
      <text:p text:style-name="P697">Exercice 5 :</text:p>
      <text:p text:style-name="P698">Ecrire un algorithme qui lit un tableau<text:s/>(construit) unidimensionnel et qui le normalise pour d’autres des raisons d’exploitation. Normaliser ici les valeurs d’un tableau c’est ramener ses valeurs à des valeurs comprises entre 0 et 1.</text:p>
      <text:p text:style-name="P699"/>
      <table:table table:style-name="Table700">
        <table:table-columns>
          <table:table-column table:style-name="TableColumn701"/>
        </table:table-columns>
        <table:table-row table:style-name="TableRow702">
          <table:table-cell table:style-name="TableCell703">
            <text:p text:style-name="P704">Algorithme de normalisation d’un tableau ;</text:p>
            <text:p text:style-name="P705">réel : t1, t2,<text:s/>max ;</text:p>
            <text:p text:style-name="P706">entier : taille, i ;</text:p>
            <text:p text:style-name="P707">Début :</text:p>
            <text:p text:style-name="P708"><text:tab/>afficher(« Entrez une taille : ») ;</text:p>
            <text:p text:style-name="P709"><text:tab/>lire(taille) ;</text:p>
            <text:p text:style-name="Normal"><text:span text:style-name="T710"><text:tab/></text:span><text:span text:style-name="T711">Pour</text:span><text:span text:style-name="T712"><text:s/>i<text:s/></text:span><text:span text:style-name="T713">allant de</text:span><text:span text:style-name="T714"><text:s/>1<text:s/></text:span><text:span text:style-name="T715">à</text:span><text:span text:style-name="T716"><text:s/>taille<text:s/></text:span><text:span text:style-name="T717">faire</text:span><text:span text:style-name="T718"> :</text:span></text:p>
            <text:p text:style-name="P719">afficher(« Entrez une valeur pour t1[i] :  ») ;</text:p>
            <text:p text:style-name="P720"><text:tab/><text:tab/>lire(t1[i]) ;</text:p>
            <text:p text:style-name="Normal"><text:span text:style-name="T721"><text:tab/></text:span><text:span text:style-name="T722">Fin Pour</text:span></text:p>
            <text:p text:style-name="P723">afficher (« Affichage de t1 : <text:s/>» ) ;</text:p>
            <text:p text:style-name="P724"><text:span text:style-name="T725">Pour</text:span><text:span text:style-name="T726"><text:s/>i<text:s/></text:span><text:span text:style-name="T727">allant de<text:s/></text:span><text:span text:style-name="T728">1<text:s/></text:span><text:span text:style-name="T729">à</text:span><text:span text:style-name="T730"><text:s/>taille<text:s/></text:span><text:span text:style-name="T731">faire</text:span><text:span text:style-name="T732"> :</text:span></text:p>
            <text:p text:style-name="P733">afficher (t1[i]) ;</text:p>
            <text:p text:style-name="Normal"><text:span text:style-name="T734"><text:tab/></text:span><text:span text:style-name="T735">Fin Pour</text:span></text:p>
            <text:p text:style-name="P736"><text:tab/>max &lt;- t1[0] ;</text:p>
            <text:p text:style-name="P737"><text:span text:style-name="T738">Pour</text:span><text:span text:style-name="T739"><text:s/>i<text:s/></text:span><text:span text:style-name="T740">allant de<text:s/></text:span><text:span text:style-name="T741">1<text:s/></text:span><text:span text:style-name="T742">à</text:span><text:span text:style-name="T743"><text:s/>taille<text:s/></text:span><text:span text:style-name="T744">faire</text:span><text:span text:style-name="T745"> :</text:span></text:p>
            <text:p text:style-name="P746"><text:span text:style-name="T747"><text:tab/></text:span><text:span text:style-name="T748">S</text:span><text:span text:style-name="T749">i t1[i] &gt; max<text:s/></text:span><text:span text:style-name="T750">alors</text:span><text:span text:style-name="T751"> :</text:span></text:p>
            <text:p text:style-name="P752"><text:tab/><text:tab/>max &lt;- t1[i] ;</text:p>
            <text:p text:style-name="P753"><text:span text:style-name="T754"><text:tab/></text:span><text:span text:style-name="T755">Fin Si</text:span></text:p>
            <text:p text:style-name="Normal"><text:span text:style-name="T756"><text:tab/></text:span><text:span text:style-name="T757">Fin Pour</text:span></text:p>
            <text:p text:style-name="P758">afficher(«  Max : <text:s/> » + max) ;</text:p>
            <text:p text:style-name="P759"><text:span text:style-name="T760">Pour</text:span><text:span text:style-name="T761"><text:s/>i<text:s/></text:span><text:span text:style-name="T762">allant de<text:s/></text:span><text:span text:style-name="T763">1<text:s/></text:span><text:span text:style-name="T764">à</text:span><text:span text:style-name="T765"><text:s/>taille<text:s/></text:span><text:span text:style-name="T766">faire</text:span><text:span text:style-name="T767"> :</text:span></text:p>
            <text:p text:style-name="P768"><text:tab/>t2[i] &lt;- t1[i] / max ;</text:p>
            <text:p text:style-name="Normal"><text:span text:style-name="T769"><text:tab/></text:span><text:span text:style-name="T770">Fin<text:s/></text:span><text:span text:style-name="T771">Pour</text:span></text:p>
            <text:p text:style-name="P772">afficher (« Affichage de t2 : <text:s/>») ;</text:p>
            <text:p text:style-name="P773"><text:span text:style-name="T774">Pour</text:span><text:span text:style-name="T775"><text:s/>i<text:s/></text:span><text:span text:style-name="T776">allant de<text:s/></text:span><text:span text:style-name="T777">1<text:s/></text:span><text:span text:style-name="T778">à</text:span><text:span text:style-name="T779"><text:s/>taille<text:s/></text:span><text:span text:style-name="T780">faire</text:span><text:span text:style-name="T781"> :</text:span></text:p>
            <text:p text:style-name="P782">afficher (t2[i]) ;</text:p>
            <text:p text:style-name="P783"><text:span text:style-name="T784"><text:tab/></text:span><text:span text:style-name="T785">Fin Pour</text:span></text:p>
            <text:p text:style-name="P786">Fin</text:p>
          </table:table-cell>
        </table:table-row>
      </table:table>
      <text:p text:style-name="P787"/>
      <text:p text:style-name="P788">Exercice 6 :</text:p>
      <text:p text:style-name="P789">Réaliser l’algorithme :</text:p>
      <text:list text:style-name="LFO1" text:continue-numbering="true">
        <text:list-item>
          <text:p text:style-name="P790">Intersection entre 2 images binaires</text:p>
        </text:list-item>
        <text:list-item>
          <text:p text:style-name="P791">Union entre 2 images binaires</text:p>
        </text:list-item>
        <text:list-item>
          <text:p text:style-name="P792">Complément d’une image</text:p>
        </text:list-item>
        <text:list-item>
          <text:p text:style-name="P793">Maximum et<text:s/>minimum de 2 images</text:p>
        </text:list-item>
      </text:list>
      <text:p text:style-name="P794">Pour chaque algorithme, les images (matrice de petites tailles) :</text:p>
      <text:list text:style-name="LFO1" text:continue-numbering="true">
        <text:list-item>
          <text:p text:style-name="P795">Initialisation au clavier</text:p>
        </text:list-item>
        <text:list-item>
          <text:p text:style-name="P796">Traitement</text:p>
        </text:list-item>
        <text:list-item>
          <text:p text:style-name="P797"><text:span text:style-name="T798">Affichag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entury Gothic" svg:font-family="Century Gothic" style:font-family-generic="swiss" style:font-pitch="variable" svg:panose-1="2 11 5 2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sc0" style:display-name="sc0" style:family="text" style:parent-style-name="Policepardéfaut">
      <style:text-properties style:font-name="Courier New" style:font-name-complex="Courier New" fo:color="#000000" fo:font-size="10pt" style:font-size-asian="10pt" style:font-size-complex="10pt"/>
    </style:style>
    <style:style style:name="sc161" style:display-name="sc161" style:family="text" style:parent-style-name="Policepardéfaut">
      <style:text-properties style:font-name="Courier New" style:font-name-complex="Courier New" fo:color="#8000FF" fo:font-size="10pt" style:font-size-asian="10pt" style:font-size-complex="10pt"/>
    </style:style>
    <style:style style:name="sc11" style:display-name="sc11" style:family="text" style:parent-style-name="Policepardéfaut">
      <style:text-properties style:font-name="Courier New" style:font-name-complex="Courier New" fo:color="#000000" fo:font-size="10pt" style:font-size-asian="10pt" style:font-size-complex="10pt"/>
    </style:style>
    <style:style style:name="sc101" style:display-name="sc101" style:family="text" style:parent-style-name="Policepardéfau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sc41" style:display-name="sc41" style:family="text" style:parent-style-name="Policepardéfaut">
      <style:text-properties style:font-name="Courier New" style:font-name-complex="Courier New" fo:color="#FF8000" fo:font-size="10pt" style:font-size-asian="10pt" style:font-size-complex="10pt"/>
    </style:style>
    <style:style style:name="sc51" style:display-name="sc51" style:family="text" style:parent-style-name="Policepardéfau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/>
    </style:style>
    <style:style style:name="MachineàécrireHTML" style:display-name="Machine à écrire HTML" style:family="text">
      <style:text-properties style:font-name="Courier New" style:font-name-asian="Courier New" style:font-name-complex="Courier New" fo:font-weight="bold" style:font-weight-asian="bold" style:font-weight-complex="bold" fo:color="#0033AA" fo:font-size="11pt" style:font-size-asian="11pt" style:font-size-complex="11pt"/>
    </style:style>
    <style:style style:name="sc91" style:display-name="sc91" style:family="text" style:parent-style-name="Policepardéfaut">
      <style:text-properties style:font-name="Courier New" style:font-name-complex="Courier New" fo:color="#804000" fo:font-size="10pt" style:font-size-asian="10pt" style:font-size-complex="10pt"/>
    </style:style>
    <style:style style:name="sc61" style:display-name="sc61" style:family="text" style:parent-style-name="Policepardéfaut">
      <style:text-properties style:font-name="Courier New" style:font-name-complex="Courier New" fo:color="#808080" fo:font-size="10pt" style:font-size-asian="10pt" style:font-size-complex="10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entury Gothic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6" style:parent-style-name="Pieddepage" style:family="paragraph">
      <style:paragraph-properties fo:text-align="center"/>
      <style:text-properties style:font-name="Century Gothic"/>
    </style:style>
  </office:automatic-styles>
  <office:master-styles>
    <style:master-page style:name="MP0" style:page-layout-name="PL0">
      <style:footer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0-12-17T12:34:00Z</meta:creation-date>
    <dc:date>2021-01-13T13:29:00Z</dc:date>
    <meta:print-date>2020-12-18T11:46:00Z</meta:print-date>
    <meta:template xlink:href="Normal" xlink:type="simple"/>
    <meta:editing-cycles>105</meta:editing-cycles>
    <meta:editing-duration>PT10200S</meta:editing-duration>
    <meta:document-statistic meta:page-count="5" meta:paragraph-count="6" meta:word-count="507" meta:character-count="3295" meta:row-count="23" meta:non-whitespace-character-count="2794"/>
  </office:meta>
</office:document-meta>
</file>